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C0000011C52B9A32CC50489D9.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200000011952BFD6AE882B0DCB.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edbf" officeooo:paragraph-rsid="00167d95" style:font-size-asian="10pt" style:font-size-complex="10pt"/>
    </style:style>
    <style:style style:name="P3" style:family="paragraph" style:parent-style-name="Standard">
      <style:text-properties fo:font-size="10pt" officeooo:rsid="0016efbf" officeooo:paragraph-rsid="0016efbf" style:font-size-asian="10pt" style:font-size-complex="10pt"/>
    </style:style>
    <style:style style:name="P4"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5"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7" style:family="paragraph" style:parent-style-name="Standard">
      <style:text-properties fo:font-size="9pt" officeooo:rsid="0018a23c" officeooo:paragraph-rsid="00167d95" style:font-size-asian="9pt" style:font-size-complex="9pt"/>
    </style:style>
    <style:style style:name="P8" style:family="paragraph" style:parent-style-name="Standard">
      <style:text-properties fo:font-size="9pt" officeooo:rsid="00184e9a" officeooo:paragraph-rsid="0016efbf" style:font-size-asian="9pt" style:font-size-complex="9pt"/>
    </style:style>
    <style:style style:name="P9"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0" style:family="paragraph" style:parent-style-name="Standard">
      <style:text-properties fo:font-size="9pt" officeooo:rsid="0019b6e9" officeooo:paragraph-rsid="0019b6e9" style:font-size-asian="9pt" style:font-size-complex="9pt"/>
    </style:style>
    <style:style style:name="P11"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2"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3"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4"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5"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18"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19"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0"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1"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2"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3"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4"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25"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2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32"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33"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34"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3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36"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37"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38"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3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4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4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42" style:family="paragraph" style:parent-style-name="Horizontal_20_Line">
      <style:text-properties fo:font-size="9pt" officeooo:rsid="0018a23c" style:font-size-asian="9pt" style:font-size-complex="9pt"/>
    </style:style>
    <style:style style:name="P43"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44"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45"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46" style:family="paragraph" style:parent-style-name="Horizontal_20_Line">
      <style:text-properties officeooo:rsid="00c4c8a8" officeooo:paragraph-rsid="00c4c8a8"/>
    </style:style>
    <style:style style:name="P47" style:family="paragraph" style:parent-style-name="Standard">
      <style:text-properties fo:font-size="10pt" officeooo:rsid="0018a23c" officeooo:paragraph-rsid="00c2cb97" style:font-size-asian="10pt" style:font-size-complex="10pt"/>
    </style:style>
    <style:style style:name="P48" style:family="paragraph" style:parent-style-name="Standard">
      <style:text-properties fo:font-size="10pt" officeooo:rsid="0018edbf" officeooo:paragraph-rsid="00c2cb97" style:font-size-asian="10pt" style:font-size-complex="10pt"/>
    </style:style>
    <style:style style:name="P49"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5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1"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62"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63"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64" style:family="paragraph" style:parent-style-name="Standard">
      <style:paragraph-properties fo:margin-top="0.199cm" fo:margin-bottom="0cm" loext:contextual-spacing="false" fo:line-height="115%" fo:text-align="justify" style:justify-single-word="false"/>
      <style:text-properties style:font-name="Liberation Serif" fo:font-size="9pt" fo:font-style="normal" fo:text-shadow="none"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6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75" style:family="paragraph" style:parent-style-name="Standard">
      <style:paragraph-properties fo:margin-top="0.3cm" fo:margin-bottom="0cm" loext:contextual-spacing="false" fo:line-height="115%" fo:text-align="center" style:justify-single-word="false"/>
      <style:text-properties fo:font-size="9pt" fo:font-weight="normal" officeooo:rsid="00ba1d14" officeooo:paragraph-rsid="00c4c8a8" style:font-size-asian="9pt" style:font-weight-asian="normal" style:font-size-complex="9pt" style:font-weight-complex="normal"/>
    </style:style>
    <style:style style:name="P76"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77"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none"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79"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80"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81"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82"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83" style:family="paragraph">
      <style:paragraph-properties fo:text-align="center"/>
    </style:style>
    <style:style style:name="P84" style:family="paragraph">
      <style:paragraph-properties fo:margin-left="0.101cm" fo:margin-right="0.101cm" fo:margin-top="0cm" fo:margin-bottom="0.199cm" fo:line-height="115%" fo:text-align="justify" fo:text-indent="0cm"/>
    </style:style>
    <style:style style:name="P85" style:family="paragraph">
      <style:paragraph-properties fo:margin-left="0.101cm" fo:margin-right="0.101cm" fo:line-height="115%" fo:text-align="justify" fo:text-indent="0cm"/>
    </style:style>
    <style:style style:name="P86" style:family="paragraph">
      <style:paragraph-properties fo:margin-left="0.101cm" fo:margin-right="0.101cm" fo:text-align="justify" fo:text-indent="0cm"/>
    </style:style>
    <style:style style:name="P87"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88" style:family="paragraph">
      <loext:graphic-properties draw:fill-color="#81d41a"/>
      <style:paragraph-properties fo:text-align="center"/>
    </style:style>
    <style:style style:name="P89" style:family="paragraph">
      <loext:graphic-properties draw:opacity="0%"/>
    </style:style>
    <style:style style:name="P90" style:family="paragraph">
      <style:paragraph-properties fo:margin-left="0.101cm" fo:margin-right="0.101cm" fo:margin-top="0cm" fo:margin-bottom="0cm" fo:text-indent="0cm"/>
    </style:style>
    <style:style style:name="P91" style:family="paragraph">
      <style:paragraph-properties fo:margin-left="0.101cm" fo:margin-right="0.101cm" fo:text-indent="0cm"/>
    </style:style>
    <style:style style:name="P92" style:family="paragraph">
      <loext:graphic-properties draw:fill="solid" draw:fill-color="#eeeeee"/>
      <style:paragraph-properties fo:margin-left="0.101cm" fo:margin-right="0.101cm" fo:text-indent="0cm"/>
      <style:text-properties fo:font-size="10pt" style:font-size-asian="10pt" style:font-size-complex="10pt"/>
    </style:style>
    <style:style style:name="P93"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94"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5" style:family="paragraph">
      <loext:graphic-properties draw:opacity="0%"/>
      <style:paragraph-properties fo:text-align="center"/>
      <style:text-properties fo:font-size="12pt"/>
    </style:style>
    <style:style style:name="P96" style:family="paragraph">
      <loext:graphic-properties draw:fill="none"/>
      <style:paragraph-properties fo:text-align="center"/>
    </style:style>
    <style:style style:name="P97" style:family="paragraph">
      <loext:graphic-properties draw:fill="none" draw:fill-color="#ffffff"/>
      <style:paragraph-properties fo:margin-left="0.101cm" fo:margin-right="0.101cm" fo:text-indent="0cm"/>
      <style:text-properties fo:font-size="9pt" style:font-size-asian="9pt" style:font-size-complex="9pt"/>
    </style:style>
    <style:style style:name="P98" style:family="paragraph">
      <style:paragraph-properties fo:margin-left="0.101cm" fo:margin-right="0.101cm" fo:margin-top="0cm" fo:margin-bottom="0cm" fo:line-height="115%" fo:text-align="justify" fo:text-indent="0cm"/>
    </style:style>
    <style:style style:name="P99"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100"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101"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04"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5"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06"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color="#000000" fo:font-size="9pt" style:font-size-asian="9pt" style:font-size-complex="9pt" fo:hyphenate="false"/>
    </style:style>
    <style:style style:name="P107"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08" style:family="paragraph">
      <loext:graphic-properties draw:fill-color="#cccccc"/>
      <style:paragraph-properties fo:text-align="center"/>
      <style:text-properties fo:font-size="12pt"/>
    </style:style>
    <style:style style:name="P109"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10"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1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2"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1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15" style:family="paragraph">
      <loext:graphic-properties draw:fill-color="#eeeeee" draw:opacity="33%"/>
    </style:style>
    <style:style style:name="P116" style:family="paragraph">
      <loext:graphic-properties draw:opacity="77%"/>
    </style:style>
    <style:style style:name="P117" style:family="paragraph">
      <loext:graphic-properties draw:opacity="77%"/>
      <style:text-properties fo:font-size="12pt"/>
    </style:style>
    <style:style style:name="P118" style:family="paragraph">
      <loext:graphic-properties draw:fill-color="#ffffd7" draw:opacity="22%"/>
    </style:style>
    <style:style style:name="P119"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style:font-name="F" fo:font-size="9pt" style:font-size-asian="9pt" style:font-size-complex="9pt" fo:hyphenate="false"/>
    </style:style>
    <style:style style:name="P120"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style:font-name="F" fo:font-size="12pt" fo:hyphenate="false"/>
    </style:style>
    <style:style style:name="P121"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style:font-name="F" fo:font-size="9pt" style:font-size-asian="9pt" style:font-size-complex="9pt" fo:hyphenate="false"/>
    </style:style>
    <style:style style:name="P122"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style:font-name="F" fo:font-size="9pt" style:font-size-asian="9pt" style:font-size-complex="9pt" fo:hyphenate="false"/>
    </style:style>
    <style:style style:name="P123"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style:font-name="F" fo:font-size="9pt" style:font-size-asian="9pt" style:font-size-complex="9pt" fo:hyphenate="false"/>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45f995" style:font-size-asian="9pt" style:font-weight-asian="bold" style:font-size-complex="9pt" style:font-weight-complex="bold"/>
    </style:style>
    <style:style style:name="T11"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12" style:family="text">
      <style:text-properties officeooo:rsid="01002481"/>
    </style:style>
    <style:style style:name="T13" style:family="text">
      <style:text-properties fo:font-size="8pt" style:font-size-asian="8pt" style:font-size-complex="8pt"/>
    </style:style>
    <style:style style:name="T14" style:family="text">
      <style:text-properties fo:font-size="8pt" officeooo:rsid="00196824" style:font-size-asian="8pt" style:font-size-complex="8pt"/>
    </style:style>
    <style:style style:name="T15" style:family="text">
      <style:text-properties fo:font-size="8pt" officeooo:rsid="00167d95" style:font-size-asian="8pt" style:font-size-complex="8pt"/>
    </style:style>
    <style:style style:name="T16" style:family="text">
      <style:text-properties officeooo:rsid="001f670d"/>
    </style:style>
    <style:style style:name="T17"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18"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19" style:family="text">
      <style:text-properties style:font-name="Arial" fo:font-size="9pt" officeooo:rsid="00418faf" fo:background-color="#eeeeee" loext:char-shading-value="0" style:font-size-asian="9pt" style:font-size-complex="9pt"/>
    </style:style>
    <style:style style:name="T20" style:family="text">
      <style:text-properties style:font-name="Arial" fo:font-size="9pt" officeooo:rsid="0045f995" fo:background-color="#eeeeee" loext:char-shading-value="0" style:font-size-asian="9pt" style:font-size-complex="9pt"/>
    </style:style>
    <style:style style:name="T21" style:family="text">
      <style:text-properties officeooo:rsid="002d8b31"/>
    </style:style>
    <style:style style:name="T22" style:family="text">
      <style:text-properties style:font-name="Courier New" fo:font-style="normal" fo:font-weight="normal" officeooo:rsid="002d8b31" style:font-style-asian="normal" style:font-weight-asian="normal" style:font-style-complex="normal" style:font-weight-complex="normal"/>
    </style:style>
    <style:style style:name="T23" style:family="text">
      <style:text-properties style:font-name="Courier New" fo:font-style="normal" fo:font-weight="normal" officeooo:rsid="002c4def" style:font-style-asian="normal" style:font-weight-asian="normal" style:font-style-complex="normal" style:font-weight-complex="normal"/>
    </style:style>
    <style:style style:name="T24" style:family="text">
      <style:text-properties style:font-name="Courier New" fo:font-size="9pt" fo:font-style="italic" officeooo:rsid="00322ee4" style:font-size-asian="9pt" style:font-style-asian="italic" style:font-size-complex="9pt" style:font-style-complex="italic"/>
    </style:style>
    <style:style style:name="T25" style:family="text">
      <style:text-properties style:font-name="Liberation Serif" fo:font-style="normal" fo:font-weight="normal" style:font-style-asian="normal" style:font-weight-asian="normal" style:font-style-complex="normal" style:font-weight-complex="normal"/>
    </style:style>
    <style:style style:name="T26" style:family="text">
      <style:text-properties style:font-name="Liberation Serif" fo:font-style="normal" fo:font-weight="normal" officeooo:rsid="002d8b31" style:font-style-asian="normal" style:font-weight-asian="normal" style:font-style-complex="normal" style:font-weight-complex="normal"/>
    </style:style>
    <style:style style:name="T27" style:family="text">
      <style:text-properties style:font-name="Liberation Serif" fo:font-style="normal" fo:font-weight="normal" officeooo:rsid="00357e20" style:font-style-asian="normal" style:font-weight-asian="normal" style:font-style-complex="normal" style:font-weight-complex="normal"/>
    </style:style>
    <style:style style:name="T28" style:family="text">
      <style:text-properties style:font-name="Liberation Serif" fo:font-style="normal" fo:font-weight="normal" officeooo:rsid="0035e0d6" style:font-style-asian="normal" style:font-weight-asian="normal" style:font-style-complex="normal" style:font-weight-complex="normal"/>
    </style:style>
    <style:style style:name="T29" style:family="text">
      <style:text-properties style:font-name="Liberation Serif" fo:font-style="normal" fo:font-weight="normal" officeooo:rsid="003692a4" style:font-style-asian="normal" style:font-weight-asian="normal" style:font-style-complex="normal" style:font-weight-complex="normal"/>
    </style:style>
    <style:style style:name="T30" style:family="text">
      <style:text-properties style:font-name="Liberation Serif" fo:font-style="normal" fo:font-weight="normal" officeooo:rsid="0038f171" style:font-style-asian="normal" style:font-weight-asian="normal" style:font-style-complex="normal" style:font-weight-complex="normal"/>
    </style:style>
    <style:style style:name="T31" style:family="text">
      <style:text-properties style:font-name="Liberation Serif" fo:font-style="normal" officeooo:rsid="00322ee4" style:font-style-asian="normal" style:font-style-complex="normal"/>
    </style:style>
    <style:style style:name="T32" style:family="text">
      <style:text-properties style:font-name="Liberation Serif" fo:font-style="normal" fo:font-weight="bold" officeooo:rsid="0038f171" style:font-style-asian="normal" style:font-weight-asian="bold" style:font-style-complex="normal" style:font-weight-complex="bold"/>
    </style:style>
    <style:style style:name="T33" style:family="text">
      <style:text-properties style:font-name="Liberation Serif" fo:font-style="normal" fo:text-shadow="none" fo:background-color="#ffffff" loext:char-shading-value="0" style:font-style-asian="normal" style:font-style-complex="normal"/>
    </style:style>
    <style:style style:name="T34" style:family="text">
      <style:text-properties style:font-name="Liberation Serif" fo:font-style="normal" fo:text-shadow="none" officeooo:rsid="00c4c8a8" fo:background-color="#ffffff" loext:char-shading-value="0" style:font-style-asian="normal" style:font-style-complex="normal"/>
    </style:style>
    <style:style style:name="T35" style:family="text">
      <style:text-properties style:font-name="Liberation Serif" fo:font-size="10pt" fo:font-style="normal" officeooo:rsid="00322ee4" style:font-size-asian="10pt" style:font-style-asian="normal" style:font-size-complex="10pt" style:font-style-complex="normal"/>
    </style:style>
    <style:style style:name="T36" style:family="text">
      <style:text-properties style:font-name="Liberation Serif" fo:font-size="10pt" fo:font-style="normal" officeooo:rsid="00334662" style:font-size-asian="10pt" style:font-style-asian="normal" style:font-size-complex="10pt" style:font-style-complex="normal"/>
    </style:style>
    <style:style style:name="T37" style:family="text">
      <style:text-properties style:font-name="Liberation Serif" fo:font-size="10pt" fo:font-style="normal" fo:text-shadow="none" officeooo:rsid="00c4c8a8" fo:background-color="#ffffff" loext:char-shading-value="0" style:font-size-asian="10pt" style:font-style-asian="normal" style:font-size-complex="10pt" style:font-style-complex="normal"/>
    </style:style>
    <style:style style:name="T38" style:family="text">
      <style:text-properties style:font-name="Liberation Serif" fo:font-size="10pt" fo:font-style="normal" fo:text-shadow="1pt 1pt" officeooo:rsid="00c4c8a8" fo:background-color="#ffffff" loext:char-shading-value="0" style:font-size-asian="10pt" style:font-style-asian="normal" style:font-size-complex="10pt" style:font-style-complex="normal"/>
    </style:style>
    <style:style style:name="T39"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40"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41"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42"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43"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44"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45"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46" style:family="text">
      <style:text-properties officeooo:rsid="002c4def"/>
    </style:style>
    <style:style style:name="T47" style:family="text">
      <style:text-properties officeooo:rsid="00322ee4"/>
    </style:style>
    <style:style style:name="T48" style:family="text">
      <style:text-properties fo:font-size="10pt" officeooo:rsid="00322ee4" style:font-size-asian="10pt" style:font-size-complex="10pt"/>
    </style:style>
    <style:style style:name="T49" style:family="text">
      <style:text-properties fo:font-size="10pt" style:text-underline-style="none" fo:font-weight="normal" officeooo:rsid="0045f995" style:font-size-asian="10pt" style:font-weight-asian="normal" style:font-size-complex="10pt" style:font-weight-complex="normal"/>
    </style:style>
    <style:style style:name="T50"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51" style:family="text">
      <style:text-properties fo:color="#ff0000" fo:text-shadow="1pt 1pt" fo:font-weight="bold" officeooo:rsid="00322ee4" style:font-weight-asian="bold" style:font-weight-complex="bold"/>
    </style:style>
    <style:style style:name="T52" style:family="text">
      <style:text-properties fo:color="#ff0000" style:font-name="Liberation Serif" fo:font-style="normal" fo:text-shadow="1pt 1pt" officeooo:rsid="00322ee4" style:font-style-asian="normal" style:font-style-complex="normal"/>
    </style:style>
    <style:style style:name="T53" style:family="text">
      <style:text-properties fo:color="#ff0000" fo:font-size="11pt" fo:text-shadow="1pt 1pt" officeooo:rsid="00322ee4" style:font-size-asian="11pt" style:font-size-complex="11pt"/>
    </style:style>
    <style:style style:name="T54" style:family="text">
      <style:text-properties fo:color="#ff0000" fo:font-size="11pt" officeooo:rsid="00322ee4" style:font-size-asian="11pt" style:font-size-complex="11pt"/>
    </style:style>
    <style:style style:name="T55" style:family="text">
      <style:text-properties officeooo:rsid="003e983b"/>
    </style:style>
    <style:style style:name="T56" style:family="text">
      <style:text-properties fo:font-style="italic" style:font-style-asian="italic" style:font-style-complex="italic"/>
    </style:style>
    <style:style style:name="T57" style:family="text">
      <style:text-properties officeooo:rsid="003e983b" fo:background-color="#ffbf00" loext:char-shading-value="0"/>
    </style:style>
    <style:style style:name="T58" style:family="text">
      <style:text-properties fo:font-weight="normal" fo:background-color="#ffbf00" loext:char-shading-value="0" style:font-weight-asian="normal" style:font-weight-complex="normal"/>
    </style:style>
    <style:style style:name="T59" style:family="text">
      <style:text-properties fo:font-weight="normal" officeooo:rsid="003e983b" fo:background-color="#ffbf00" loext:char-shading-value="0" style:font-weight-asian="normal" style:font-weight-complex="normal"/>
    </style:style>
    <style:style style:name="T60" style:family="text">
      <style:text-properties fo:color="#ce181e"/>
    </style:style>
    <style:style style:name="T61"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62"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63" style:family="text">
      <style:text-properties fo:color="#ce181e" fo:text-shadow="1pt 1pt" style:text-underline-style="solid" style:text-underline-width="auto" style:text-underline-color="font-color" officeooo:rsid="00322ee4"/>
    </style:style>
    <style:style style:name="T64" style:family="text">
      <style:text-properties fo:color="#ce181e" fo:text-shadow="1pt 1pt" style:text-underline-style="solid" style:text-underline-width="auto" style:text-underline-color="font-color" officeooo:rsid="00700574"/>
    </style:style>
    <style:style style:name="T65" style:family="text">
      <style:text-properties fo:color="#ce181e" fo:text-shadow="none" style:text-underline-style="none" officeooo:rsid="00700574"/>
    </style:style>
    <style:style style:name="T66" style:family="text">
      <style:text-properties fo:color="#ce181e" fo:font-weight="bold" fo:background-color="#dddddd" loext:char-shading-value="0" style:font-weight-asian="bold" style:font-weight-complex="bold"/>
    </style:style>
    <style:style style:name="T67" style:family="text">
      <style:text-properties fo:color="#2a6099" fo:background-color="#eeeeee" loext:char-shading-value="0"/>
    </style:style>
    <style:style style:name="T68" style:family="text">
      <style:text-properties fo:color="#5983b0" style:font-name="Arial" fo:text-shadow="1pt 1pt" fo:background-color="#eeeeee" loext:char-shading-value="0"/>
    </style:style>
    <style:style style:name="T69" style:family="text">
      <style:text-properties fo:color="#5983b0" style:font-name="Arial" fo:text-shadow="1pt 1pt" officeooo:rsid="001b9a46" fo:background-color="#eeeeee" loext:char-shading-value="0"/>
    </style:style>
    <style:style style:name="T70" style:family="text">
      <style:text-properties officeooo:rsid="0045f995"/>
    </style:style>
    <style:style style:name="T71" style:family="text">
      <style:text-properties fo:color="#000000" fo:font-size="10pt" fo:text-shadow="none" fo:font-weight="bold" officeooo:rsid="0055e331" style:font-size-asian="10pt" style:font-weight-asian="bold" style:font-size-complex="10pt" style:font-weight-complex="bold"/>
    </style:style>
    <style:style style:name="T72" style:family="text">
      <style:text-properties fo:color="#000000" style:font-name="Courier New" fo:text-shadow="none"/>
    </style:style>
    <style:style style:name="T73" style:family="text">
      <style:text-properties fo:color="#000000" style:font-name="Courier New" fo:text-shadow="none" officeooo:rsid="005f470c"/>
    </style:style>
    <style:style style:name="T74" style:family="text">
      <style:text-properties fo:color="#000000" style:font-name="Courier New" fo:text-shadow="none" officeooo:rsid="0061bf97"/>
    </style:style>
    <style:style style:name="T75" style:family="text">
      <style:text-properties fo:color="#000000" style:font-name="Courier New" fo:font-style="normal" fo:text-shadow="none" officeooo:rsid="005d912f" style:font-style-asian="normal" style:font-style-complex="normal"/>
    </style:style>
    <style:style style:name="T76" style:family="text">
      <style:text-properties fo:color="#000000" fo:text-shadow="none"/>
    </style:style>
    <style:style style:name="T77" style:family="text">
      <style:text-properties fo:color="#000000" fo:text-shadow="none" officeooo:rsid="0055e331"/>
    </style:style>
    <style:style style:name="T78" style:family="text">
      <style:text-properties fo:color="#000000" fo:text-shadow="none" fo:font-weight="bold" style:font-weight-asian="bold" style:font-weight-complex="bold"/>
    </style:style>
    <style:style style:name="T79" style:family="text">
      <style:text-properties fo:color="#000000" fo:text-shadow="none" fo:font-weight="bold" officeooo:rsid="005d912f" style:font-weight-asian="bold" style:font-weight-complex="bold"/>
    </style:style>
    <style:style style:name="T80" style:family="text">
      <style:text-properties fo:color="#000000" fo:text-shadow="none" fo:font-weight="bold" officeooo:rsid="0063647a" style:font-weight-asian="bold" style:font-weight-complex="bold"/>
    </style:style>
    <style:style style:name="T81" style:family="text">
      <style:text-properties fo:color="#000000" fo:text-shadow="none" fo:font-weight="bold" officeooo:rsid="0065b189" style:font-weight-asian="bold" style:font-weight-complex="bold"/>
    </style:style>
    <style:style style:name="T82" style:family="text">
      <style:text-properties fo:color="#000000" fo:text-shadow="none" fo:font-weight="bold" fo:background-color="#eeeeee" loext:char-shading-value="0" style:font-weight-asian="bold" style:font-weight-complex="bold"/>
    </style:style>
    <style:style style:name="T83" style:family="text">
      <style:text-properties fo:color="#000000" fo:text-shadow="none" officeooo:rsid="005d912f"/>
    </style:style>
    <style:style style:name="T84" style:family="text">
      <style:text-properties fo:color="#000000" fo:text-shadow="none" officeooo:rsid="005f470c"/>
    </style:style>
    <style:style style:name="T85" style:family="text">
      <style:text-properties fo:color="#000000" fo:text-shadow="none" officeooo:rsid="0061bf97"/>
    </style:style>
    <style:style style:name="T86" style:family="text">
      <style:text-properties fo:color="#000000" fo:text-shadow="none" officeooo:rsid="0061fa73"/>
    </style:style>
    <style:style style:name="T87" style:family="text">
      <style:text-properties fo:color="#000000" fo:text-shadow="none" officeooo:rsid="0062e590"/>
    </style:style>
    <style:style style:name="T88" style:family="text">
      <style:text-properties fo:color="#000000" fo:text-shadow="none" officeooo:rsid="0063647a"/>
    </style:style>
    <style:style style:name="T89" style:family="text">
      <style:text-properties fo:color="#000000" fo:text-shadow="none" officeooo:rsid="0065b189"/>
    </style:style>
    <style:style style:name="T90" style:family="text">
      <style:text-properties fo:color="#000000" fo:text-shadow="none" officeooo:rsid="006813f2"/>
    </style:style>
    <style:style style:name="T91" style:family="text">
      <style:text-properties fo:color="#000000" fo:text-shadow="none" style:text-underline-style="none" fo:font-weight="bold" officeooo:rsid="00706d7c" style:font-weight-asian="bold" style:font-weight-complex="bold"/>
    </style:style>
    <style:style style:name="T92" style:family="text">
      <style:text-properties fo:color="#000000" fo:text-shadow="none" officeooo:rsid="00322ee4"/>
    </style:style>
    <style:style style:name="T93" style:family="text">
      <style:text-properties fo:color="#000000" fo:text-shadow="none" officeooo:rsid="00781d08"/>
    </style:style>
    <style:style style:name="T94" style:family="text">
      <style:text-properties fo:color="#000000" fo:font-style="italic" fo:text-shadow="none" style:font-style-asian="italic" style:font-style-complex="italic"/>
    </style:style>
    <style:style style:name="T95" style:family="text">
      <style:text-properties fo:color="#000000" fo:font-style="italic" fo:text-shadow="none" officeooo:rsid="0062e590" style:font-style-asian="italic" style:font-style-complex="italic"/>
    </style:style>
    <style:style style:name="T96" style:family="text">
      <style:text-properties fo:color="#000000" fo:font-style="italic" fo:text-shadow="none" officeooo:rsid="0063647a" style:font-style-asian="italic" style:font-style-complex="italic"/>
    </style:style>
    <style:style style:name="T97" style:family="text">
      <style:text-properties fo:color="#000000" fo:font-style="normal" fo:text-shadow="none" officeooo:rsid="0063647a" style:font-style-asian="normal" style:font-style-complex="normal"/>
    </style:style>
    <style:style style:name="T98" style:family="text">
      <style:text-properties fo:color="#000000" style:font-name="Arial" fo:font-size="9pt" fo:text-shadow="none" style:text-underline-style="none" officeooo:rsid="00708ad1" fo:background-color="#eeeeee" loext:char-shading-value="0" style:font-size-asian="9pt" style:font-size-complex="9pt"/>
    </style:style>
    <style:style style:name="T99" style:family="text">
      <style:text-properties fo:color="#000000" style:font-name="Arial" fo:font-size="9pt" fo:text-shadow="none" officeooo:rsid="006d4e8e" fo:background-color="#eeeeee" loext:char-shading-value="0" style:font-size-asian="9pt" style:font-size-complex="9pt"/>
    </style:style>
    <style:style style:name="T100" style:family="text">
      <style:text-properties fo:color="#000000" style:font-name="Arial" fo:font-size="9pt" fo:text-shadow="none" officeooo:rsid="006e1653" fo:background-color="#eeeeee" loext:char-shading-value="0" style:font-size-asian="9pt" style:font-size-complex="9pt"/>
    </style:style>
    <style:style style:name="T101" style:family="text">
      <style:text-properties fo:color="#000000" style:font-name="Arial" fo:font-size="9pt" fo:text-shadow="none" officeooo:rsid="0061fa73" fo:background-color="#eeeeee" loext:char-shading-value="0" style:font-size-asian="9pt" style:font-size-complex="9pt"/>
    </style:style>
    <style:style style:name="T102" style:family="text">
      <style:text-properties fo:color="#000000" fo:font-size="11pt" fo:text-shadow="none" officeooo:rsid="00b15640" style:font-size-asian="11pt" style:font-size-complex="11pt"/>
    </style:style>
    <style:style style:name="T103" style:family="text">
      <style:text-properties fo:color="#000000" style:font-name="Courier New" fo:text-shadow="none"/>
    </style:style>
    <style:style style:name="T104" style:family="text">
      <style:text-properties fo:color="#000000" fo:background-color="#ffffff"/>
    </style:style>
    <style:style style:name="T105"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06"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07" style:family="text">
      <style:text-properties officeooo:rsid="005469e9"/>
    </style:style>
    <style:style style:name="T108" style:family="text">
      <style:text-properties style:text-underline-style="none" fo:font-weight="normal" officeooo:rsid="0045f995" style:font-weight-asian="normal" style:font-weight-complex="normal"/>
    </style:style>
    <style:style style:name="T109" style:family="text">
      <style:text-properties style:text-underline-style="none" fo:font-weight="bold" officeooo:rsid="0045f995" style:font-weight-asian="bold" style:font-weight-complex="bold"/>
    </style:style>
    <style:style style:name="T110" style:family="text">
      <style:text-properties style:text-underline-style="none" fo:font-weight="bold" officeooo:rsid="004902d5" style:font-weight-asian="bold" style:font-weight-complex="bold"/>
    </style:style>
    <style:style style:name="T111" style:family="text">
      <style:text-properties style:text-underline-style="none" fo:font-weight="bold" officeooo:rsid="005a0762" style:font-weight-asian="bold" style:font-weight-complex="bold"/>
    </style:style>
    <style:style style:name="T112" style:family="text">
      <style:text-properties fo:color="#81d41a" fo:text-shadow="1pt 1pt"/>
    </style:style>
    <style:style style:name="T113" style:family="text">
      <style:text-properties fo:font-weight="bold" style:font-weight-asian="bold" style:font-weight-complex="bold"/>
    </style:style>
    <style:style style:name="T114" style:family="text">
      <style:text-properties fo:background-color="#ffffff"/>
    </style:style>
    <style:style style:name="T115" style:family="text">
      <style:text-properties style:font-name="Courier New"/>
    </style:style>
    <style:style style:name="T116" style:family="text">
      <style:text-properties style:font-name="Courier New" officeooo:rsid="00aed6bb"/>
    </style:style>
    <style:style style:name="T117" style:family="text">
      <style:text-properties officeooo:rsid="008ba903"/>
    </style:style>
    <style:style style:name="T118" style:family="text">
      <style:text-properties fo:text-shadow="1pt 1pt"/>
    </style:style>
    <style:style style:name="T119" style:family="text">
      <style:text-properties fo:color="#e6e905" fo:text-shadow="1pt 1pt"/>
    </style:style>
    <style:style style:name="T120" style:family="text">
      <style:text-properties fo:background-color="#dddddd" loext:char-shading-value="0"/>
    </style:style>
    <style:style style:name="T121" style:family="text">
      <style:text-properties fo:color="#a1467e" fo:font-weight="bold" fo:background-color="#dddddd" loext:char-shading-value="0" style:font-weight-asian="bold" style:font-weight-complex="bold"/>
    </style:style>
    <style:style style:name="T122"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23" style:family="text">
      <style:text-properties fo:color="#729fcf" fo:font-weight="bold" fo:background-color="#dddddd" loext:char-shading-value="0" style:font-weight-asian="bold" style:font-weight-complex="bold"/>
    </style:style>
    <style:style style:name="T124"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125" style:family="text">
      <style:text-properties officeooo:rsid="009b4239"/>
    </style:style>
    <style:style style:name="T126" style:family="text">
      <style:text-properties style:text-underline-style="solid" style:text-underline-width="auto" style:text-underline-color="font-color"/>
    </style:style>
    <style:style style:name="T127" style:family="text">
      <style:text-properties officeooo:rsid="00a33ef3"/>
    </style:style>
    <style:style style:name="T128"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29"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30"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131"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132"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133" style:family="text">
      <style:text-properties officeooo:rsid="00aed6bb"/>
    </style:style>
    <style:style style:name="T134" style:family="text">
      <style:text-properties officeooo:rsid="00b2daf1"/>
    </style:style>
    <style:style style:name="T135" style:family="text">
      <style:text-properties officeooo:rsid="00b86e6f"/>
    </style:style>
    <style:style style:name="T136" style:family="text">
      <style:text-properties officeooo:rsid="00c24f83"/>
    </style:style>
    <style:style style:name="T137" style:family="text">
      <style:text-properties fo:font-size="14pt" fo:font-weight="bold" officeooo:rsid="00167d95" style:font-size-asian="14pt" style:font-weight-asian="bold" style:font-size-complex="14pt" style:font-weight-complex="bold"/>
    </style:style>
    <style:style style:name="T138" style:family="text">
      <style:text-properties style:font-name="Arial" fo:font-size="10pt" fo:font-style="normal" fo:text-shadow="1pt 1pt" officeooo:rsid="00c4c8a8" fo:background-color="#ffffff" loext:char-shading-value="0" style:font-size-asian="10pt" style:font-style-asian="normal" style:font-size-complex="10pt" style:font-style-complex="normal"/>
    </style:style>
    <style:style style:name="T139" style:family="text">
      <style:text-properties style:font-name="Liberation Mono" fo:font-size="10pt" fo:font-style="normal" fo:text-shadow="1pt 1pt" officeooo:rsid="00c4c8a8" fo:background-color="#ffffff" loext:char-shading-value="0" style:font-size-asian="10pt" style:font-style-asian="normal" style:font-size-complex="10pt" style:font-style-complex="normal"/>
    </style:style>
    <style:style style:name="T140" style:family="text">
      <style:text-properties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141" style:family="text">
      <style:text-properties fo:color="#e8a202" fo:font-size="9pt" fo:font-weight="bold" style:font-size-asian="9pt" style:font-weight-asian="bold" style:font-size-complex="9pt" style:font-weight-complex="bold"/>
    </style:style>
    <style:style style:name="T142" style:family="text">
      <style:text-properties fo:color="#81d41a" fo:font-size="9pt" fo:font-weight="bold" style:font-size-asian="9pt" style:font-weight-asian="bold" style:font-size-complex="9pt" style:font-weight-complex="bold"/>
    </style:style>
    <style:style style:name="T143" style:family="text">
      <style:text-properties fo:font-size="9pt" fo:font-style="italic" style:font-size-asian="9pt" style:font-style-asian="italic" style:font-size-complex="9pt" style:font-style-complex="italic"/>
    </style:style>
    <style:style style:name="T144" style:family="text">
      <style:text-properties fo:font-size="10pt" fo:text-shadow="1pt 1pt" style:text-underline-style="solid" style:text-underline-width="auto" style:text-underline-color="font-color" style:font-size-asian="10pt" style:font-size-complex="10pt"/>
    </style:style>
    <style:style style:name="T145" style:family="text">
      <style:text-properties fo:font-size="10pt" style:text-underline-style="solid" style:text-underline-width="auto" style:text-underline-color="font-color" style:font-size-asian="10pt" style:font-size-complex="10pt"/>
    </style:style>
    <style:style style:name="T146" style:family="text">
      <style:text-properties fo:font-size="10pt" style:text-underline-style="none" style:font-size-asian="10pt" style:font-size-complex="10pt"/>
    </style:style>
    <style:style style:name="T147" style:family="text">
      <style:text-properties fo:font-size="10pt" style:font-size-asian="10pt" style:font-size-complex="10pt"/>
    </style:style>
    <style:style style:name="T1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size="9pt" fo:background-color="#eeeeee" style:font-size-asian="9pt" style:font-size-complex="9pt"/>
    </style:style>
    <style:style style:name="T150" style:family="text">
      <style:text-properties fo:font-size="9pt" style:text-underline-style="none" style:font-size-asian="9pt" style:font-size-complex="9pt"/>
    </style:style>
    <style:style style:name="T151" style:family="text">
      <style:text-properties fo:font-size="9pt" fo:text-shadow="1pt 1pt" style:text-underline-style="none" style:font-size-asian="9pt" style:font-size-complex="9pt"/>
    </style:style>
    <style:style style:name="T152" style:family="text">
      <style:text-properties fo:font-size="9pt" fo:font-style="italic" style:text-underline-style="none" style:font-size-asian="9pt" style:font-style-asian="italic" style:font-size-complex="9pt" style:font-style-complex="italic"/>
    </style:style>
    <style:style style:name="T153"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161"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Liberation Serif" fo:letter-spacing="normal" fo:language="fr" fo:country="FR" fo:font-style="normal" fo:text-shadow="none" fo:font-weight="normal" style:text-underline-mode="continuous" style:text-overline-mode="continuous" style:text-line-through-mode="continuous" style:letter-kerning="true" style:font-name-asian="NSimSun" style:language-asian="zh" style:country-asian="CN" style:font-style-asian="normal" style:font-weight-asian="normal" style:font-name-complex="Lucida Sans"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style:style>
    <style:style style:name="gr35"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style:style>
    <style:style style:name="gr36"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style:style>
    <style:style style:name="gr37"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9"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1"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dddddd" draw:fill="none" draw:fill-color="#ffffff" draw:textarea-vertical-align="top" fo:min-height="1.826cm"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8"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style:style>
    <style:style style:name="gr50"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1"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2"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3"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style:style>
    <style:style style:name="gr54"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style:style>
    <style:style style:name="gr56" style:family="graphic">
      <style:graphic-properties draw:opacity="77%" draw:textarea-horizontal-align="justify" draw:textarea-vertical-align="middle" draw:auto-grow-height="false" fo:min-height="0.333cm" fo:min-width="3.521cm" style:run-through="foreground" style:wrap="run-through" style:number-wrapped-paragraphs="no-limit" style:vertical-pos="from-top" style:vertical-rel="paragraph" style:horizontal-pos="from-left" style:horizontal-rel="paragraph"/>
    </style:style>
    <style:style style:name="gr57"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style:style>
    <style:style style:name="gr58"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style:style>
    <style:style style:name="gr59" style:family="graphic">
      <style:graphic-properties draw:opacity="77%" draw:textarea-horizontal-align="justify" draw:textarea-vertical-align="middle" draw:auto-grow-height="false" fo:min-height="0.254cm" fo:min-width="1.771cm" style:run-through="foreground" style:wrap="run-through" style:number-wrapped-paragraphs="no-limit" style:vertical-pos="from-top" style:vertical-rel="paragraph" style:horizontal-pos="from-left" style:horizontal-rel="paragraph"/>
    </style:style>
    <style:style style:name="gr60" style:family="graphic">
      <style:graphic-properties draw:opacity="77%" draw:textarea-horizontal-align="justify" draw:textarea-vertical-align="middle" draw:auto-grow-height="false" fo:min-height="0.266cm" fo:min-width="1.984cm" style:run-through="foreground" style:wrap="run-through" style:number-wrapped-paragraphs="no-limit" style:vertical-pos="from-top" style:vertical-rel="paragraph" style:horizontal-pos="from-left" style:horizontal-rel="paragraph"/>
    </style:style>
    <style:style style:name="gr61" style:family="graphic">
      <style:graphic-properties draw:opacity="77%" draw:textarea-horizontal-align="justify" draw:textarea-vertical-align="middle" draw:auto-grow-height="false" fo:min-height="0.981cm" fo:min-width="9.412cm" style:run-through="foreground" style:wrap="run-through" style:number-wrapped-paragraphs="no-limit" style:vertical-pos="from-top" style:vertical-rel="paragraph" style:horizontal-pos="from-left" style:horizontal-rel="paragraph"/>
    </style:style>
    <style:style style:name="gr62"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63"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draw:fill-color="#ffffd7" draw:opacity="22%" draw:textarea-horizontal-align="justify" draw:textarea-vertical-align="middle" draw:auto-grow-height="false" fo:min-height="0.339cm" fo:min-width="3.754cm" style:run-through="foreground" style:wrap="run-through" style:number-wrapped-paragraphs="no-limit" style:vertical-pos="from-top" style:vertical-rel="paragraph" style:horizontal-pos="from-left" style:horizontal-rel="paragraph"/>
    </style:style>
    <style:style style:name="gr65"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style:style>
    <style:style style:name="gr66" style:family="graphic">
      <style:graphic-properties draw:stroke="none" draw:fill-color="#ffffd7" draw:opacity="22%" draw:textarea-horizontal-align="justify" draw:textarea-vertical-align="middle" draw:auto-grow-height="false" fo:min-height="0.339cm" fo:min-width="3.367cm"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draw:fill-color="#ffffd7" draw:opacity="22%" draw:textarea-horizontal-align="justify" draw:textarea-vertical-align="middle" draw:auto-grow-height="false" fo:min-height="0.288cm" fo:min-width="3.464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draw:fill-color="#ffffd7" draw:opacity="22%" draw:textarea-horizontal-align="justify" draw:textarea-vertical-align="middle" draw:auto-grow-height="false" fo:min-height="0.288cm" fo:min-width="3.588cm"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draw:fill-color="#ffffd7" draw:opacity="22%" draw:textarea-horizontal-align="justify" draw:textarea-vertical-align="middle" draw:auto-grow-height="false" fo:min-height="0.33cm" fo:min-width="3.588cm" style:run-through="foreground" style:wrap="run-through" style:number-wrapped-paragraphs="no-limit" style:vertical-pos="from-top" style:vertical-rel="paragraph" style:horizontal-pos="from-left" style:horizontal-rel="paragraph"/>
    </style:style>
    <style:style style:name="gr70"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2">Support <text:span text:style-name="T12">localhost</text:span> : <text:span text:style-name="T13">/var/www/html/Lunar_3-9-18/Revisions/Atelier-O_news/S02-E04_Atelier-oNews_chapitre-2/</text:span></text:p>
      <text:p text:style-name="P2"><text:span text:style-name="T13"><text:tab/></text:span><text:span text:style-name="T14">└&gt; git branch </text:span><text:span text:style-name="T1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7"/>
      <text:p text:style-name="P42"/>
      <text:p text:style-name="P3"><text:span text:style-name="T1">Debut video </text:span><text:span text:style-name="T2">correction </text:span><text:span text:style-name="T1">07:</text:span><text:span text:style-name="T3">28</text:span></text:p>
      <text:p text:style-name="P8"/>
      <text:p text:style-name="P4"><text:span text:style-name="T3">L’</text:span><text:span text:style-name="T1">intégration de la page est faites <text:s/>dans le fichier </text:span><text:span text:style-name="T9">index.html</text:span><text:span text:style-name="T1">, on nous explique qu’il faudrait mettre en place un</text:span><text:span text:style-name="T4">e</text:span><text:span text:style-name="T1"> page d’article, </text:span><text:span text:style-name="T5">telle que définie dans la maquette.</text:span></text:p>
      <text:p text:style-name="P9"/>
      <text:p text:style-name="P19"><text:span text:style-name="T69">D</text:span><text:span text:style-name="T68">écoupage des fichiers</text:span><text:span text:style-name="T67"> →</text:span><text:span text:style-name="T16"> <text:tab/><text:tab/><text:tab/><text:tab/><text:tab/><text:tab/><text:tab/><text:tab/><text:tab/><text:tab/> <text:s text:c="8"/></text:span><text:span text:style-name="T17">00:12:10</text:span></text:p>
      <text:p text:style-name="P19"><text:span text:style-name="T61">Etape 1</text:span><text:span text:style-name="T47"> - </text:span><text:span text:style-name="T48">Ajout d’un fichier </text:span><text:span text:style-name="T24">article.html</text:span><text:span text:style-name="T48"> dans le dossier « html » du projet.<text:tab/></text:span></text:p>
      <text:p text:style-name="P43">Puisque l’on doit mettre en place une page article, faisons le maintenant. </text:p>
      <text:p text:style-name="P18"><draw:frame draw:style-name="fr1" draw:name="Image1" text:anchor-type="paragraph" svg:x="0.566cm" svg:y="0.118cm" svg:width="4.399cm" svg:height="5.293cm" draw:z-index="0"><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1"><draw:image xlink:href="Pictures/10000000000000C4000000E8BA3F2DA58215C9B8.png" xlink:type="simple" xlink:show="embed" xlink:actuate="onLoad" loext:mime-type="image/png"/></draw:frame><draw:frame text:anchor-type="paragraph" draw:z-index="3" draw:name="Forme2" draw:style-name="gr2" draw:text-style-name="P87" svg:width="5.927cm" svg:height="5.238cm" svg:x="12.386cm" svg:y="0.164cm"><draw:text-box><text:p text:style-name="P84"><text:span text:style-name="T1">Créer un fichier </text:span><text:span text:style-name="T141">article.html</text:span><text:span text:style-name="T1"> dans le dossier « html ».</text:span></text:p><text:p text:style-name="P85"><text:span text:style-name="T1">Copier le code de </text:span><text:span text:style-name="T142">index.html</text:span><text:span text:style-name="T1"> et coller le dans </text:span><text:span text:style-name="T142">article.html</text:span><text:span text:style-name="T1">. Nous allons garder dans le fichier </text:span><text:span text:style-name="T143">article.html</text:span><text:span text:style-name="T1"> que les parties qui ne changeront pas par rapport à la maquette de la page article.png .</text:span></text:p><text:p text:style-name="P86"><text:span text:style-name="T1"/></text:p><text:p text:style-name="P86"><text:span text:style-name="T1"/></text:p></draw:text-box></draw:frame><text:tab/></text:p>
      <text:p text:style-name="P6"/>
      <text:p text:style-name="P13"><draw:custom-shape text:anchor-type="paragraph" draw:z-index="4" draw:name="Forme3" draw:style-name="gr3" draw:text-style-name="P88"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0"><draw:line text:anchor-type="paragraph" draw:z-index="2" draw:name="Forme1" draw:style-name="gr1" draw:text-style-name="P83" svg:x1="4.794cm" svg:y1="0.792cm" svg:x2="7.532cm" svg:y2="0.242cm"><text:p/></draw:line></text:p>
      <text:p text:style-name="P10"/>
      <text:p text:style-name="P10"/>
      <text:p text:style-name="P10"/>
      <text:p text:style-name="P10"><draw:custom-shape text:anchor-type="paragraph" draw:z-index="7" draw:name="Forme4" draw:style-name="gr4" draw:text-style-name="P89" svg:width="1.44cm" svg:height="0.382cm" svg:x="13.416cm" svg:y="0.122cm"><text:p/><draw:enhanced-geometry svg:viewBox="0 0 21600 21600" draw:type="rectangle" draw:enhanced-path="M 0 0 L 21600 0 21600 21600 0 21600 0 0 Z N"/></draw:custom-shape></text:p>
      <text:p text:style-name="P10"><draw:line text:anchor-type="paragraph" draw:z-index="6" draw:name="Forme1" draw:style-name="gr1" draw:text-style-name="P83" svg:x1="14.066cm" svg:y1="0.138cm" svg:x2="13.092cm" svg:y2="3.479cm"><text:p/></draw:line></text:p>
      <text:p text:style-name="P10"/>
      <text:p text:style-name="P10"/>
      <text:p text:style-name="P10"/>
      <text:p text:style-name="P10"/>
      <text:p text:style-name="P10"/>
      <text:p text:style-name="P10"/>
      <text:p text:style-name="P20"><draw:frame draw:style-name="fr3" draw:name="Image3" text:anchor-type="paragraph" svg:x="7.975cm" svg:y="0.923cm" svg:width="10.442cm" svg:height="7.828cm" draw:z-index="5"><draw:image xlink:href="Pictures/100000000000034700000275D2B1B57BA6F4B9ED.png" xlink:type="simple" xlink:show="embed" xlink:actuate="onLoad" loext:mime-type="image/png"/></draw:frame><text:span text:style-name="T52">#</text:span><text:span text:style-name="T31"> </text:span><text:span text:style-name="T36">Modification</text:span><text:span text:style-name="T35"> </text:span><text:span text:style-name="T36">d</text:span><text:span text:style-name="T35">u fichier </text:span><text:span text:style-name="T24">article.html</text:span><text:span text:style-name="T35"> dans le dossier « html » du projet.</text:span></text:p>
      <text:p text:style-name="P39"/>
      <text:p text:style-name="P40"><draw:custom-shape text:anchor-type="paragraph" draw:z-index="8" draw:name="Forme5" draw:style-name="gr5" draw:text-style-name="P89"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37"><text:span text:style-name="T25">D</text:span>onc garder la partie <text:span text:style-name="T23">&lt;!DOCTYPE&gt;</text:span><text:span text:style-name="T46"> et </text:span><text:span text:style-name="T23">&lt;head&gt;</text:span><text:span text:style-name="T46">, ainsi que la partie </text:span><text:span text:style-name="T22">&lt;header&gt;</text:span><text:span text:style-name="T21"> et le titre &lt;h2&gt; avec la balise </text:span><text:span text:style-name="T22">&lt;main&gt;</text:span><text:span text:style-name="T26"> et biensur notre </text:span><text:span text:style-name="T22">&lt;div class= « wrapper »&gt;</text:span><text:span text:style-name="T26"> </text:span><text:span text:style-name="T25">du &lt;body&gt;</text:span></text:p>
      <text:p text:style-name="P39"/>
      <text:p text:style-name="P38"><text:span text:style-name="T25">La partie qui va changer et donc la partie droite encadrée en vert, <text:s/>à la place des articles nous n’aurons qu’1 seul article. </text:span><text:span text:style-name="T29">L</text:span><text:span text:style-name="T27">e </text:span><text:span text:style-name="T28">contenu du </text:span><text:span text:style-name="T27">titre &lt;h2&gt; de la partie droite, </text:span><text:span text:style-name="T29">change aussi.</text:span></text:p>
      <text:p text:style-name="P41"><draw:frame text:anchor-type="paragraph" draw:z-index="9" draw:name="Forme6" draw:style-name="gr6" draw:text-style-name="P92" svg:width="7.536cm" svg:height="1.625cm" svg:x="-0.004cm" svg:y="0.286cm"><draw:text-box><text:p text:style-name="P90"><text:span text:style-name="T144">Video 18:13</text:span><text:span text:style-name="T145"> - </text:span><text:span text:style-name="T144">Convention de nommage des classes</text:span></text:p><text:p text:style-name="P91"><text:span text:style-name="T146">snake_case</text:span></text:p><text:p text:style-name="P91"><text:span text:style-name="T147">BEM</text:span></text:p><text:p text:style-name="P91"><text:span text:style-name="T147">SMACSS</text:span></text:p></draw:text-box></draw:frame></text:p>
      <text:p text:style-name="P41"/>
      <text:p text:style-name="P41"/>
      <text:p text:style-name="P39"/>
      <text:p text:style-name="P14"/>
      <text:p text:style-name="P15"/>
      <text:p text:style-name="P12"><draw:frame draw:style-name="fr4" draw:name="Image4" text:anchor-type="paragraph" svg:x="0.044cm" svg:y="0.522cm" svg:width="8.886cm" svg:height="4.59cm" draw:z-index="10"><draw:image xlink:href="Pictures/10000000000002200000011952BFD6AE882B0DCB.png" xlink:type="simple" xlink:show="embed" xlink:actuate="onLoad" loext:mime-type="image/png"/></draw:frame><text:span text:style-name="T26">On récupére donc seulement se qui correspond à un post ou un article du fichier index.html et on le colle entre nos balises </text:span><text:span text:style-name="T22">&lt;article&gt;&lt;/article&gt;</text:span><text:span text:style-name="T26">. </text:span><text:span text:style-name="T30">Dans </text:span><text:span text:style-name="T32">article.html</text:span><text:span text:style-name="T30">.</text:span></text:p>
      <text:p text:style-name="P17"/>
      <text:p text:style-name="P17"><draw:custom-shape text:anchor-type="paragraph" draw:z-index="11" draw:name="Forme5" draw:style-name="gr7" draw:text-style-name="P89" svg:width="8.201cm" svg:height="1.567cm" svg:x="0.519cm" svg:y="0.009cm"><text:p/><draw:enhanced-geometry svg:viewBox="0 0 21600 21600" draw:type="rectangle" draw:enhanced-path="M 0 0 L 21600 0 21600 21600 0 21600 0 0 Z N"/></draw:custom-shape></text:p>
      <text:p text:style-name="P16"><text:span text:style-name="T60">Attention</text:span> modifier le CSS pour que l’article prenne les 100 % de la partie droite.</text:p>
      <text:p text:style-name="P17"/>
      <text:p text:style-name="P17"/>
      <text:p text:style-name="P17"/>
      <text:p text:style-name="P11"><text:soft-page-break/></text:p>
      <text:p text:style-name="P11"><draw:frame draw:style-name="fr5" draw:name="Image5" text:anchor-type="paragraph" svg:width="18.461cm" svg:height="6.463cm" draw:z-index="12"><draw:image xlink:href="Pictures/100000000000050B000001C456E2F5780C0D8FB3.png" xlink:type="simple" xlink:show="embed" xlink:actuate="onLoad" loext:mime-type="image/png"/></draw:frame><draw:frame text:anchor-type="paragraph" draw:z-index="13" draw:name="Forme6" draw:style-name="gr8" draw:text-style-name="P94" svg:width="9.173cm" svg:height="1.059cm" svg:x="8.237cm" svg:y="0.296cm"><draw:text-box><text:p text:style-name="P93"><text:span text:style-name="T148">Créer ensuite des balises &lt;p&gt; pour ajouter du contenu à l’article et une balise &lt;a&gt; pour ajouter un lien vers l’index.php</text:span></text:p></draw:text-box></draw:frame><draw:custom-shape text:anchor-type="paragraph" draw:z-index="14" draw:name="Forme7" draw:style-name="gr9" draw:text-style-name="P95"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7" draw:style-name="gr9" draw:text-style-name="P95"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9" draw:text-style-name="P95"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95"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Forme8" draw:style-name="gr17" draw:text-style-name="P83" svg:x1="18.182cm" svg:y1="10.192cm" svg:x2="18.182cm" svg:y2="6.608cm"><text:p/></draw:line></text:p>
      <text:p text:style-name="P11"/>
      <text:p text:style-name="P44"><draw:frame draw:style-name="fr6" draw:name="Image7" text:anchor-type="paragraph" svg:x="13.309cm" svg:y="0.113cm" svg:width="5.101cm" svg:height="3.438cm" draw:z-index="19"><draw:image xlink:href="Pictures/1000000000000148000000DD9BAF3541D513B755.png" xlink:type="simple" xlink:show="embed" xlink:actuate="onLoad" loext:mime-type="image/png"/></draw:frame><draw:custom-shape text:anchor-type="paragraph" draw:z-index="20" draw:name="Forme7" draw:style-name="gr11" draw:text-style-name="P95"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name="Forme8" draw:style-name="gr12" draw:text-style-name="P83" svg:x1="13.374cm" svg:y1="2.985cm" svg:x2="3.323cm" svg:y2="2.985cm"><text:p/></draw:line><draw:line text:anchor-type="paragraph" draw:z-index="23" draw:name="Forme8" draw:style-name="gr14" draw:text-style-name="P83" svg:x1="13.116cm" svg:y1="0.275cm" svg:x2="2.533cm" svg:y2="0.233cm"><text:p/></draw:line><draw:line text:anchor-type="paragraph" draw:z-index="24" draw:name="Forme8" draw:style-name="gr15" draw:text-style-name="P83" svg:x1="2.533cm" svg:y1="0.233cm" svg:x2="2.533cm" svg:y2="0.6cm"><text:p/></draw:line></text:p>
      <text:p text:style-name="P44"><draw:frame draw:style-name="fr7" draw:name="Image6" text:anchor-type="paragraph" svg:x="0.803cm" svg:y="0.852cm" svg:width="10.492cm" svg:height="0.43cm" draw:z-index="18"><draw:image xlink:href="Pictures/10000000000001CF00000013FB57E19B07BC9B87.png" xlink:type="simple" xlink:show="embed" xlink:actuate="onLoad" loext:mime-type="image/png"/></draw:frame><draw:line text:anchor-type="paragraph" draw:z-index="22" draw:name="Forme8" draw:style-name="gr13" draw:text-style-name="P83" svg:x1="3.323cm" svg:y1="1.588cm" svg:x2="3.323cm" svg:y2="2.519cm"><text:p/></draw:line><draw:line text:anchor-type="paragraph" draw:z-index="25" draw:name="Forme8" draw:style-name="gr16" draw:text-style-name="P83" svg:x1="18.183cm" svg:y1="2.533cm" svg:x2="15.826cm" svg:y2="2.533cm"><text:p/></draw:line>Dans le <text:span text:style-name="T55">fichier </text:span><text:span text:style-name="T57"><text:s/></text:span><text:span text:style-name="T59">index</text:span><text:span text:style-name="T58">.html </text:span><text:s/>pensez à ajouter un lien <text:span text:style-name="T55">à chaque article </text:span>vers la page <text:span text:style-name="T56">article.html</text:span>.</text:p>
      <text:p text:style-name="P44"/>
      <text:p text:style-name="P44"/>
      <text:p text:style-name="P44"/>
      <text:p text:style-name="P44"/>
      <text:p text:style-name="P44"/>
      <text:p text:style-name="P44"/>
      <text:p text:style-name="P44"/>
      <text:p text:style-name="P44"><draw:line text:anchor-type="paragraph" draw:z-index="37" draw:name="Forme13" draw:style-name="gr26" draw:text-style-name="P83" svg:x1="4.297cm" svg:y1="0.362cm" svg:x2="14.161cm" svg:y2="0.362cm"><text:p/></draw:line></text:p>
      <text:p text:style-name="P32"/>
      <text:p text:style-name="P21"><text:span text:style-name="T61">Etape </text:span><text:span text:style-name="T62">2</text:span><text:span text:style-name="T108"> <text:s/>–</text:span><text:span text:style-name="T109"> Factoriser – </text:span><text:span text:style-name="T110">Optimiser – </text:span><text:span text:style-name="T111">Architecture </text:span><text:span text:style-name="T49"><text:tab/><text:tab/><text:tab/><text:tab/><text:tab/> <text:s text:c="36"/></text:span><text:span text:style-name="T50"><text:s/></text:span><text:span text:style-name="T11"><text:s/></text:span><text:span text:style-name="T18">00:</text:span><text:span text:style-name="T19">35:</text:span><text:span text:style-name="T20">45</text:span></text:p>
      <text:p text:style-name="P25"><text:span text:style-name="T53"># </text:span><text:span text:style-name="T70">D</text:span>éplacer les fichiers … <text:span text:style-name="T107">puis Renommer les.</text:span></text:p>
      <text:p text:style-name="P22"><text:span text:style-name="T6">Le code HTML est majoritairement dupliqué entre ces 2 fichiers HTML, </text:span><text:span text:style-name="T10">Index.html</text:span><text:span text:style-name="T6"> et </text:span><text:span text:style-name="T10">article.html</text:span><text:span text:style-name="T6">, factoriser ce code HTML, c’est à dire éviter les répétitions </text:span><text:span text:style-name="T7">dans les fichiers</text:span><text:span text:style-name="T6">.</text:span></text:p>
      <text:p text:style-name="P31"><draw:frame draw:style-name="fr2" draw:name="Image8" text:anchor-type="paragraph" svg:x="0.005cm" svg:y="0.254cm" svg:width="3.72cm" svg:height="5.495cm" draw:z-index="27"><draw:image xlink:href="Pictures/10000000000000C10000011D68DB943E2CFD9D91.png" xlink:type="simple" xlink:show="embed" xlink:actuate="onLoad" loext:mime-type="image/png"/></draw:frame><draw:custom-shape text:anchor-type="paragraph" draw:z-index="28" draw:name="Forme9" draw:style-name="gr18" draw:text-style-name="P89" svg:width="2.64cm" svg:height="0.749cm" svg:x="0.191cm" svg:y="1.316cm"><text:p/><draw:enhanced-geometry svg:viewBox="0 0 21600 21600" draw:type="rectangle" draw:enhanced-path="M 0 0 L 21600 0 21600 21600 0 21600 0 0 Z N"/></draw:custom-shape><draw:custom-shape text:anchor-type="paragraph" draw:z-index="29" draw:name="Forme9" draw:style-name="gr19" draw:text-style-name="P89" svg:width="2.64cm" svg:height="1.482cm" svg:x="0.134cm" svg:y="2.388cm"><text:p/><draw:enhanced-geometry svg:viewBox="0 0 21600 21600" draw:type="rectangle" draw:enhanced-path="M 0 0 L 21600 0 21600 21600 0 21600 0 0 Z N"/></draw:custom-shape><draw:custom-shape text:anchor-type="paragraph" draw:z-index="30" draw:name="Forme9" draw:style-name="gr20" draw:text-style-name="P89" svg:width="1.694cm" svg:height="0.65cm" svg:x="0.233cm" svg:y="3.122cm"><text:p/><draw:enhanced-geometry svg:viewBox="0 0 21600 21600" draw:type="rectangle" draw:enhanced-path="M 0 0 L 21600 0 21600 21600 0 21600 0 0 Z N"/></draw:custom-shape><draw:custom-shape text:anchor-type="paragraph" draw:z-index="31" draw:name="Forme10" draw:style-name="gr21" draw:text-style-name="P96"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2" draw:name="Forme11" draw:style-name="gr22" draw:text-style-name="P96"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1"/>
      <text:p text:style-name="P31"><draw:frame text:anchor-type="paragraph" draw:z-index="33" draw:name="Forme12" draw:style-name="gr23" draw:text-style-name="P97" svg:width="14.422cm" svg:height="0.578cm" svg:x="3.859cm" svg:y="0.175cm"><draw:text-box><text:p text:style-name="P91"><text:span text:style-name="T1">Dans un premier temps copier-coller les fichier </text:span><text:span text:style-name="T9">index.html</text:span><text:span text:style-name="T1"> et </text:span><text:span text:style-name="T9">article.html</text:span><text:span text:style-name="T1"> dans le dossier « </text:span><text:span text:style-name="T149"> php </text:span><text:span text:style-name="T1"> » du projet.</text:span></text:p></draw:text-box></draw:frame><draw:frame text:anchor-type="paragraph" draw:z-index="34" draw:name="Forme12" draw:style-name="gr23" draw:text-style-name="P97" svg:width="14.422cm" svg:height="0.578cm" svg:x="3.902cm" svg:y="2.009cm"><draw:text-box><text:p text:style-name="P91"><text:span text:style-name="T1">Dans un second temps renommer les fichier </text:span><text:span text:style-name="T9">index.html</text:span><text:span text:style-name="T1"> et </text:span><text:span text:style-name="T9">article.html</text:span><text:span text:style-name="T1"> en </text:span><text:span text:style-name="T9">index.</text:span><text:span text:style-name="T142">php</text:span><text:span text:style-name="T1"> et </text:span><text:span text:style-name="T9">article.</text:span><text:span text:style-name="T142">php</text:span><text:span text:style-name="T1"> .</text:span></text:p></draw:text-box></draw:frame><draw:frame text:anchor-type="paragraph" draw:z-index="35" draw:name="Forme12" draw:style-name="gr24" draw:text-style-name="P87" svg:width="14.422cm" svg:height="0.888cm" svg:x="3.888cm" svg:y="3.702cm"><draw:text-box><text:p text:style-name="P86"><text:span text:style-name="T1">Vérifier dans une page web que le contenu s’affiche bien en tapant les URL de chaque fichier dans la barre d’adresse du navigateur.</text:span></text:p></draw:text-box></draw:frame></text:p>
      <text:p text:style-name="P31"/>
      <text:p text:style-name="P31"/>
      <text:p text:style-name="P31"/>
      <text:p text:style-name="P31"/>
      <text:p text:style-name="P31"/>
      <text:p text:style-name="P31"/>
      <text:p text:style-name="P31"/>
      <text:p text:style-name="P31"/>
      <text:p text:style-name="P23"><text:span text:style-name="T51"># </text:span><text:span text:style-name="T71">Analyser le code HTML pour savoir quels contenus factoriser.</text:span></text:p>
      <text:p text:style-name="P33"><draw:frame text:anchor-type="paragraph" draw:z-index="36" draw:name="Forme6" draw:style-name="gr25" draw:text-style-name="P99" svg:width="18.215cm" svg:height="1.782cm" svg:x="-0.004cm" svg:y="0.286cm"><draw:text-box><text:p text:style-name="P98"><text:span text:style-name="T150">Le fichier "</text:span><text:span text:style-name="T151">.keep</text:span><text:span text:style-name="T150">" dans un dossier, permet de faire apparaître un dossier vide quand on versionne le projet avec </text:span><text:span text:style-name="T152">git</text:span><text:span text:style-name="T150">.</text:span></text:p><text:p text:style-name="P98"><text:span text:style-name="T150">On peut le nommer aussi "</text:span><text:span text:style-name="T151">.git</text:span><text:span text:style-name="T150">" ou "</text:span><text:span text:style-name="T151">.gitkeep</text:span><text:span text:style-name="T150">" par convention.</text:span></text:p><text:p text:style-name="P98"><text:span text:style-name="T150">Il ne se voit pas dans l'arboresccence avec caja (l'explorer de Linux) ou avec le terminal car c'est un fichier caché.</text:span></text:p><text:p text:style-name="P98"><text:span text:style-name="T150">Si vous oublier de mettre ce "</text:span><text:span text:style-name="T151">.keep</text:span><text:span text:style-name="T150">" le dossier n'apparaîtrera pas en versionnant avec </text:span><text:span text:style-name="T152">git</text:span><text:span text:style-name="T150">.</text:span></text:p></draw:text-box></draw:frame></text:p>
      <text:p text:style-name="P33"/>
      <text:p text:style-name="P33"/>
      <text:p text:style-name="P33"/>
      <text:p text:style-name="P26"><text:span text:style-name="T77">C</text:span><text:span text:style-name="T76">réer dans le dossier </text:span><text:span text:style-name="T78">php</text:span><text:span text:style-name="T76"> et dans le dossier </text:span><text:span text:style-name="T78">inc</text:span><text:span text:style-name="T76">, un fichier </text:span><text:span text:style-name="T78">header.php </text:span><text:span text:style-name="T83">et</text:span><text:span text:style-name="T79"> footer.php</text:span></text:p>
      <text:p text:style-name="P26"><text:span text:style-name="T77"><text:tab/>- O</text:span><text:span text:style-name="T76">n </text:span><text:span text:style-name="T87">copie-</text:span><text:span text:style-name="T76">colle dans </text:span><text:span text:style-name="T84">l</text:span><text:span text:style-name="T76">e fichier </text:span><text:span text:style-name="T75">header.php</text:span><text:span text:style-name="T83"> </text:span><text:span text:style-name="T76">la partie commune à tous les fichiers qui utiliseront le </text:span><text:span text:style-name="T78">doctyp</text:span><text:span text:style-name="T76">e, le </text:span><text:span text:style-name="T78">header</text:span><text:span text:style-name="T76"> et la balise <text:tab/> <text:s/>d’ouverture </text:span><text:span text:style-name="T72">&lt;main&gt;</text:span><text:span text:style-name="T76">. </text:span><text:span text:style-name="T87">Puis on la supprime des des fichiers </text:span><text:span text:style-name="T95">index.php</text:span><text:span text:style-name="T87"> et </text:span><text:span text:style-name="T95">article.php</text:span><text:span text:style-name="T87">.</text:span></text:p>
      <text:p text:style-name="P27"><text:span text:style-name="T76"><text:tab/>- </text:span><text:span text:style-name="T84">On </text:span><text:span text:style-name="T87">copie-</text:span><text:span text:style-name="T84">colle dans le fichier </text:span><text:span text:style-name="T73">footer.php</text:span><text:span text:style-name="T84"> la partie </text:span><text:span text:style-name="T76">commune à tous les fichiers qui utiliseront </text:span><text:span text:style-name="T85">les balises fermantes &lt;</text:span><text:span text:style-name="T74">/main&gt;</text:span><text:span text:style-name="T85">, <text:tab/>&lt;</text:span><text:span text:style-name="T74">/div&gt;,</text:span><text:span text:style-name="T85"> </text:span><text:span text:style-name="T74">&lt;/body&gt;</text:span><text:span text:style-name="T85"> et </text:span><text:span text:style-name="T74">&lt;/html&gt;</text:span><text:span text:style-name="T85">. </text:span><text:span text:style-name="T87">Puis on la supprime des des fichiers </text:span><text:span text:style-name="T95">index.php</text:span><text:span text:style-name="T87"> et </text:span><text:span text:style-name="T95">article.php</text:span><text:span text:style-name="T87">.</text:span></text:p>
      <text:p text:style-name="P27"><draw:frame draw:style-name="fr2" draw:name="Image9" text:anchor-type="paragraph" svg:x="0.09cm" svg:y="0.071cm" svg:width="4.17cm" svg:height="6.096cm" draw:z-index="38"><draw:image xlink:href="Pictures/10000000000000C5000001203522073F84B42417.png" xlink:type="simple" xlink:show="embed" xlink:actuate="onLoad" loext:mime-type="image/png"/></draw:frame><text:soft-page-break/><text:span text:style-name="T88">Maintenant il faut reconstituer les </text:span><text:span text:style-name="T97">fichiers</text:span><text:span text:style-name="T96"> index.php</text:span><text:span text:style-name="T88"> et </text:span><text:span text:style-name="T96">article.php</text:span><text:span text:style-name="T88">, avec le contenu des fichiers </text:span><text:span text:style-name="T80">header.php</text:span><text:span text:style-name="T88"> et </text:span><text:span text:style-name="T80">footer.php</text:span></text:p>
      <text:p text:style-name="P29"><text:span text:style-name="T87">U</text:span><text:span text:style-name="T76">tiliser la fonction </text:span><text:span text:style-name="T78">include</text:span><text:span text:style-name="T76"> ou </text:span><text:span text:style-name="T78">require</text:span><text:span text:style-name="T76"> de php pour inclure le header et le footer dans les fichiers concernés.</text:span></text:p>
      <text:p text:style-name="P34"/>
      <text:p text:style-name="P30"><draw:custom-shape text:anchor-type="paragraph" draw:z-index="39" draw:name="Forme9" draw:style-name="gr27" draw:text-style-name="P89" svg:width="3.331cm" svg:height="2.251cm" svg:x="0.25cm" svg:y="-0.019cm"><text:p/><draw:enhanced-geometry svg:viewBox="0 0 21600 21600" draw:type="rectangle" draw:enhanced-path="M 0 0 L 21600 0 21600 21600 0 21600 0 0 Z N"/></draw:custom-shape><draw:custom-shape text:anchor-type="paragraph" draw:z-index="40" draw:name="Forme9" draw:style-name="gr28" draw:text-style-name="P89" svg:width="2.767cm" svg:height="1.158cm" svg:x="0.515cm" svg:y="0.353cm"><text:p/><draw:enhanced-geometry svg:viewBox="0 0 21600 21600" draw:type="rectangle" draw:enhanced-path="M 0 0 L 21600 0 21600 21600 0 21600 0 0 Z N"/></draw:custom-shape><draw:custom-shape text:anchor-type="paragraph" draw:z-index="44" draw:name="Forme9" draw:style-name="gr27" draw:text-style-name="P89" svg:width="3.331cm" svg:height="2.251cm" svg:x="0.25cm" svg:y="-0.019cm"><text:p/><draw:enhanced-geometry svg:viewBox="0 0 21600 21600" draw:type="rectangle" draw:enhanced-path="M 0 0 L 21600 0 21600 21600 0 21600 0 0 Z N"/></draw:custom-shape><text:span text:style-name="T87">P</text:span><text:span text:style-name="T76">our rappel </text:span><text:a xlink:type="simple" xlink:href="http://php.net/manual/fr/function.require.php" text:style-name="Internet_20_link" text:visited-style-name="Visited_20_Internet_20_Link">http://php.net/manual/fr/function.require.php</text:a></text:p>
      <text:p text:style-name="P28"><draw:custom-shape text:anchor-type="paragraph" draw:z-index="41" draw:name="Forme9" draw:style-name="gr29" draw:text-style-name="P89"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2" draw:name="Forme9" draw:style-name="gr30" draw:text-style-name="P89" svg:width="1.807cm" svg:height="0.299cm" svg:x="0.684cm" svg:y="-0.155cm"><text:p/><draw:enhanced-geometry svg:viewBox="0 0 21600 21600" draw:type="rectangle" draw:enhanced-path="M 0 0 L 21600 0 21600 21600 0 21600 0 0 Z N"/></draw:custom-shape><draw:line text:anchor-type="paragraph" draw:z-index="47" draw:name="Forme14" draw:style-name="gr33" draw:text-style-name="P83" svg:x1="2.57cm" svg:y1="-0.065cm" svg:x2="5.653cm" svg:y2="3.473cm"><text:p/></draw:line><text:span text:style-name="T76"><text:tab/></text:span><text:span text:style-name="T89">└&gt; le fichier </text:span><text:span text:style-name="T81">article.php</text:span><text:span text:style-name="T89"> est au même niveau que le dossier inc. Donc le chemin ou le path sera :</text:span></text:p>
      <text:p text:style-name="P35"><draw:frame draw:style-name="fr8" draw:name="Image12" text:anchor-type="paragraph" svg:x="5.526cm" svg:y="0.191cm" svg:width="9.246cm" svg:height="3.295cm" draw:z-index="43"><draw:image xlink:href="Pictures/10000000000001DD000000AAAE482056480014DD.png" xlink:type="simple" xlink:show="embed" xlink:actuate="onLoad" loext:mime-type="image/png"/></draw:frame><draw:line text:anchor-type="paragraph" draw:z-index="48" draw:name="Forme14" draw:style-name="gr33" draw:text-style-name="P83" svg:x1="2.57cm" svg:y1="-0.115cm" svg:x2="5.623cm" svg:y2="0.626cm"><text:p/></draw:line><text:tab/><text:tab/></text:p>
      <text:p text:style-name="P54"><draw:custom-shape text:anchor-type="paragraph" draw:z-index="46" draw:name="Forme9" draw:style-name="gr32" draw:text-style-name="P89" svg:width="5.654cm" svg:height="0.334cm" svg:x="5.731cm" svg:y="2.374cm"><text:p/><draw:enhanced-geometry svg:viewBox="0 0 21600 21600" draw:type="rectangle" draw:enhanced-path="M 0 0 L 21600 0 21600 21600 0 21600 0 0 Z N"/></draw:custom-shape><draw:custom-shape text:anchor-type="paragraph" draw:z-index="45" draw:name="Forme9" draw:style-name="gr31" draw:text-style-name="P89" svg:width="5.654cm" svg:height="0.332cm" svg:x="5.731cm" svg:y="-0.074cm"><text:p/><draw:enhanced-geometry svg:viewBox="0 0 21600 21600" draw:type="rectangle" draw:enhanced-path="M 0 0 L 21600 0 21600 21600 0 21600 0 0 Z N"/></draw:custom-shape><text:span text:style-name="T86"><text:tab/></text:span><text:span text:style-name="T90">C’est comme si on avait laisser le code à sa place sauf que maintenant plus besoin de le répéter, si on doit l’utliser dans plusieurs autre page qui utilise le header et le footer.</text:span><text:span text:style-name="T86"><text:tab/></text:span></text:p>
      <text:p text:style-name="P35"/>
      <text:p text:style-name="P35"/>
      <text:p text:style-name="P45"><draw:line text:anchor-type="paragraph" draw:z-index="49" draw:name="Forme13" draw:style-name="gr26" draw:text-style-name="P83" svg:x1="4.297cm" svg:y1="0.362cm" svg:x2="14.161cm" svg:y2="0.362cm"><text:p/></draw:line></text:p>
      <text:p text:style-name="P36"/>
      <text:p text:style-name="P24"><text:span text:style-name="T63">Etape </text:span><text:span text:style-name="T64">3</text:span><text:span text:style-name="T65"> – </text:span><text:span text:style-name="T91">Données dynamiques<text:tab/><text:tab/><text:tab/><text:tab/><text:tab/><text:tab/><text:tab/><text:tab/><text:tab/> <text:s text:c="8"/></text:span><text:span text:style-name="T98">01</text:span><text:span text:style-name="T99">:0</text:span><text:span text:style-name="T100">6</text:span><text:span text:style-name="T101">:</text:span><text:span text:style-name="T100">14</text:span></text:p>
      <text:p text:style-name="P49"><text:span text:style-name="T54"># </text:span><text:span text:style-name="T92">Rendre les données de la page "article" dynamiques</text:span></text:p>
      <text:p text:style-name="P51"><text:span text:style-name="T92">A</text:span><text:span text:style-name="T76">u va reprendre notre fichier </text:span><text:span text:style-name="T82">article.php</text:span><text:span text:style-name="T76">, puis on va </text:span><text:span text:style-name="T94">créer un tableau associatif</text:span><text:span text:style-name="T76"> qui va reprendre toutes les </text:span><text:span text:style-name="T93">proprietés</text:span><text:span text:style-name="T76"> de notre article codées en dur entre nos balises </text:span><text:span text:style-name="T72">&lt;article&gt;&lt;/article&gt;</text:span><text:span text:style-name="T76">.</text:span></text:p>
      <text:p text:style-name="P52"><text:span text:style-name="T76">Les clés du tableau seront les noms des propriétés en anglais (title, author, text, category, publish, image) et leur valeur le contenu de ces propriétés.</text:span></text:p>
      <text:p text:style-name="P51"><draw:frame draw:style-name="fr2" draw:name="Image10" text:anchor-type="paragraph" svg:x="-0.007cm" svg:y="0.169cm" svg:width="10.063cm" svg:height="8.086cm" draw:z-index="50"><draw:image xlink:href="Pictures/1000000000000272000001F7B76BE08A67EC82DC.png" xlink:type="simple" xlink:show="embed" xlink:actuate="onLoad" loext:mime-type="image/png"/></draw:frame><text:span text:style-name="T76"/></text:p>
      <text:p text:style-name="P51"><text:span text:style-name="T76"/></text:p>
      <text:p text:style-name="P53"><draw:frame text:anchor-type="paragraph" draw:z-index="51" draw:name="Forme15" draw:style-name="gr34" draw:text-style-name="P101" svg:width="4.869cm" svg:height="0.368cm" svg:x="10.31cm" svg:y="0.019cm"><draw:text-box><text:p text:style-name="P100"><text:span text:style-name="T153">title</text:span><text:span text:style-name="T154"> =&gt;</text:span><text:span text:style-name="T155"> Lorem ipsum dolor sit amet</text:span></text:p></draw:text-box></draw:frame><draw:frame text:anchor-type="paragraph" draw:z-index="52" draw:name="Forme15" draw:style-name="gr35" draw:text-style-name="P103" svg:width="4.897cm" svg:height="1.098cm" svg:x="10.252cm" svg:y="2.409cm"><draw:text-box><text:p text:style-name="P102"><text:span text:style-name="T153">image</text:span><text:span text:style-name="T154"> <text:s text:c="4"/>=&gt; </text:span><text:span text:style-name="T155">icon-dar.png</text:span></text:p><text:p text:style-name="P102"><text:span text:style-name="T153">author </text:span><text:span text:style-name="T154"><text:s text:c="4"/>=&gt; </text:span><text:span text:style-name="T155">John Marchill</text:span></text:p><text:p text:style-name="P102"><text:span text:style-name="T153">publish</text:span><text:span text:style-name="T154"> <text:s text:c="2"/>=&gt; </text:span><text:span text:style-name="T155">le 27 mars 2018</text:span></text:p></draw:text-box></draw:frame><draw:frame text:anchor-type="paragraph" draw:z-index="53" draw:name="Forme15" draw:style-name="gr36" draw:text-style-name="P101" svg:width="4.917cm" svg:height="0.368cm" svg:x="10.248cm" svg:y="1.808cm"><draw:text-box><text:p text:style-name="P100"><text:span text:style-name="T153">category</text:span><text:span text:style-name="T154"> =&gt;</text:span><text:span text:style-name="T155"> team</text:span></text:p></draw:text-box></draw:frame><draw:line text:anchor-type="paragraph" draw:z-index="56" draw:name="Forme16" draw:style-name="gr38" draw:text-style-name="P83" svg:x1="10.249cm" svg:y1="1.977cm" svg:x2="9.73cm" svg:y2="1.977cm"><text:p/></draw:line><draw:line text:anchor-type="paragraph" draw:z-index="57" draw:name="Forme16" draw:style-name="gr38" draw:text-style-name="P83" svg:x1="10.329cm" svg:y1="2.6cm" svg:x2="9.696cm" svg:y2="2.612cm"><text:p/></draw:line><draw:line text:anchor-type="paragraph" draw:z-index="58" draw:name="Forme16" draw:style-name="gr38" draw:text-style-name="P83" svg:x1="10.328cm" svg:y1="3.353cm" svg:x2="7.53cm" svg:y2="3.201cm"><text:p/></draw:line><draw:line text:anchor-type="paragraph" draw:z-index="59" draw:name="Forme16" draw:style-name="gr38" draw:text-style-name="P83" svg:x1="10.341cm" svg:y1="3.001cm" svg:x2="7.565cm" svg:y2="2.872cm"><text:p/></draw:line><draw:custom-shape text:anchor-type="paragraph" draw:z-index="60" draw:name="Forme17" draw:style-name="gr39" draw:text-style-name="P96"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2" draw:name="Forme18" draw:style-name="gr40" draw:text-style-name="P96"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5" draw:name="Forme16" draw:style-name="gr38" draw:text-style-name="P83" svg:x1="10.31cm" svg:y1="0.185cm" svg:x2="7.754cm" svg:y2="0.15cm"><text:p/></draw:line></text:p>
      <text:p text:style-name="P53"/>
      <text:p text:style-name="P53"><draw:frame text:anchor-type="paragraph" draw:z-index="63" draw:name="Forme15" draw:style-name="gr41" draw:text-style-name="P107" svg:width="2.449cm" svg:height="2.073cm" svg:x="15.997cm" svg:y="0.231cm"><draw:text-box><text:p text:style-name="P106"><text:span text:style-name="T159">Propriétés codées en dur dans le code HTML</text:span></text:p></draw:text-box></draw:frame></text:p>
      <text:p text:style-name="P53"/>
      <text:p text:style-name="P53"/>
      <text:p text:style-name="P53"/>
      <text:p text:style-name="P53"><draw:frame text:anchor-type="paragraph" draw:z-index="54" draw:name="Forme15" draw:style-name="gr37" draw:text-style-name="P105" svg:width="4.811cm" svg:height="1.146cm" svg:x="10.324cm" svg:y="0.004cm"><draw:text-box><text:p text:style-name="P104"><text:span text:style-name="T156">text</text:span><text:span text:style-name="T157"> =&gt; </text:span><text:span text:style-name="T158">&lt;p&gt;Lorem ipsum … &lt;/p&gt;</text:span></text:p><text:p text:style-name="P104"><text:span text:style-name="T157"><text:s text:c="13"/></text:span><text:span text:style-name="T158">&lt;p&gt;Lorem ipsum … &lt;/p&gt;</text:span></text:p><text:p text:style-name="P104"><text:span text:style-name="T157"><text:s text:c="13"/></text:span><text:span text:style-name="T158">&lt;p&gt;Lorem ipsum … &lt;/p&gt;</text:span></text:p></draw:text-box></draw:frame></text:p>
      <text:p text:style-name="P53"/>
      <text:p text:style-name="P65"/>
      <text:p text:style-name="P55"><draw:custom-shape text:anchor-type="paragraph" draw:z-index="64" draw:name="Forme19" draw:style-name="gr42" draw:text-style-name="P108"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117">pour les afficher, car PHP générA du HTML</text:span>.</text:p>
      <text:p text:style-name="P64"><draw:frame draw:style-name="fr9" draw:name="Image11" text:anchor-type="paragraph" svg:x="9.509cm" svg:y="0.688cm" svg:width="8.932cm" svg:height="5.103cm" draw:z-index="61"><draw:image xlink:href="Pictures/10000000000001A6000000F7BAA958D683775378.png" xlink:type="simple" xlink:show="embed" xlink:actuate="onLoad" loext:mime-type="image/png"/></draw:frame><draw:custom-shape text:anchor-type="paragraph" draw:z-index="65" draw:name="Forme20" draw:style-name="gr43" draw:text-style-name="P89"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e21" draw:style-name="gr46" draw:text-style-name="P89" svg:width="2.027cm" svg:height="3.192cm" svg:x="9.887cm" svg:y="1.688cm"><text:p/><draw:enhanced-geometry svg:viewBox="0 0 21600 21600" draw:type="rectangle" draw:enhanced-path="M 0 0 L 21600 0 21600 21600 0 21600 0 0 Z N"/></draw:custom-shape><draw:custom-shape text:anchor-type="paragraph" draw:z-index="69" draw:name="Forme21" draw:style-name="gr47" draw:text-style-name="P89" svg:width="5.732cm" svg:height="3.192cm" svg:x="12.532cm" svg:y="1.628cm"><text:p/><draw:enhanced-geometry svg:viewBox="0 0 21600 21600" draw:type="rectangle" draw:enhanced-path="M 0 0 L 21600 0 21600 21600 0 21600 0 0 Z N"/></draw:custom-shape><draw:frame text:anchor-type="paragraph" draw:z-index="70" draw:name="Forme22" draw:style-name="gr48" draw:text-style-name="P112" svg:width="0.895cm" svg:height="0.636cm" svg:x="7.514cm" svg:y="2.549cm"><draw:text-box><text:p text:style-name="P111"><text:span text:style-name="T161">clés</text:span></text:p></draw:text-box></draw:frame><draw:frame text:anchor-type="paragraph" draw:z-index="71" draw:name="Forme22" draw:style-name="gr49" draw:text-style-name="P114" svg:width="1.438cm" svg:height="0.549cm" svg:x="7.179cm" svg:y="3.759cm"><draw:text-box><text:p text:style-name="P113"><text:span text:style-name="T162">valeurs</text:span></text:p></draw:text-box></draw:frame><draw:line text:anchor-type="paragraph" draw:z-index="72" draw:name="Forme16" draw:style-name="gr50" draw:text-style-name="P83" svg:x1="8.299cm" svg:y1="2.933cm" svg:x2="9.767cm" svg:y2="2.944cm"><text:p/></draw:line><draw:line text:anchor-type="paragraph" draw:z-index="73" draw:name="Forme16" draw:style-name="gr51" draw:text-style-name="P83" svg:x1="7.936cm" svg:y1="5.246cm" svg:x2="15.981cm" svg:y2="5.257cm"><text:p/></draw:line><draw:line text:anchor-type="paragraph" draw:z-index="74" draw:name="Forme16" draw:style-name="gr50" draw:text-style-name="P83" svg:x1="8.299cm" svg:y1="2.933cm" svg:x2="9.767cm" svg:y2="2.944cm"><text:p/></draw:line><draw:line text:anchor-type="paragraph" draw:z-index="75" draw:name="Forme16" draw:style-name="gr50" draw:text-style-name="P83" svg:x1="8.299cm" svg:y1="2.933cm" svg:x2="9.767cm" svg:y2="2.944cm"><text:p/></draw:line><draw:line text:anchor-type="paragraph" draw:z-index="76" draw:name="Forme16" draw:style-name="gr52" draw:text-style-name="P83" svg:x1="15.981cm" svg:y1="5.256cm" svg:x2="16.358cm" svg:y2="4.547cm"><text:p/></draw:line><draw:line text:anchor-type="paragraph" draw:z-index="77" draw:name="Forme16" draw:style-name="gr51" draw:text-style-name="P83" svg:x1="7.936cm" svg:y1="5.245cm" svg:x2="7.938cm" svg:y2="4.307cm"><text:p/></draw:line><draw:custom-shape text:anchor-type="paragraph" draw:z-index="80" draw:name="Forme24" draw:style-name="gr55" draw:text-style-name="P115" svg:width="5.837cm" svg:height="1.11cm" svg:x="-0.062cm" svg:y="0.109cm"><text:p/><draw:enhanced-geometry svg:viewBox="0 0 21600 21600" draw:type="rectangle" draw:enhanced-path="M 0 0 L 21600 0 21600 21600 0 21600 0 0 Z N"/></draw:custom-shape><text:span text:style-name="T112">Tableau indexé numériquement</text:span></text:p>
      <text:p text:style-name="P60"><draw:custom-shape text:anchor-type="paragraph" draw:z-index="78" draw:name="Forme23" draw:style-name="gr53" draw:text-style-name="P89" svg:width="3.89cm" svg:height="0.551cm" svg:x="1.446cm" svg:y="-0.005cm"><text:p/><draw:enhanced-geometry svg:viewBox="0 0 21600 21600" draw:type="rectangle" draw:enhanced-path="M 0 0 L 21600 0 21600 21600 0 21600 0 0 Z N"/></draw:custom-shape><draw:line text:anchor-type="paragraph" draw:z-index="67" draw:name="Forme16" draw:style-name="gr45" draw:text-style-name="P83" svg:x1="4.595cm" svg:y1="1.663cm" svg:x2="9.509cm" svg:y2="0.545cm"><text:p/></draw:line><text:span text:style-name="T112">$variable</text:span> = <text:span text:style-name="T114">[</text:span><text:span text:style-name="T66">‘…...’</text:span><text:span text:style-name="T114">, </text:span><text:span text:style-name="T66">‘…...’</text:span><text:span text:style-name="T114">, </text:span><text:span text:style-name="T66">‘…...’</text:span><text:span text:style-name="T114">, </text:span><text:span text:style-name="T66">‘…...’</text:span><text:span text:style-name="T104">]</text:span>  ; <text:s text:c="2"/></text:p>
      <text:p text:style-name="P56"/>
      <text:p text:style-name="P77"><text:span text:style-name="T118">Tableau associatif (clés =&gt; valeur)</text:span></text:p>
      <text:p text:style-name="P66"><draw:frame text:anchor-type="paragraph" draw:z-index="66" draw:name="Forme15" draw:style-name="gr44" draw:text-style-name="P110" svg:width="6.638cm" svg:height="2.102cm" svg:x="-0.092cm" svg:y="0.007cm"><draw:text-box><text:p text:style-name="P109"><text:span text:style-name="T159">Notre tableau associatif est stocké dans une variable </text:span><text:span text:style-name="T160">$article,</text:span><text:span text:style-name="T159"> qui reprends les propriétés et valeurs d’un article.</text:span></text:p><text:p text:style-name="P109"><text:span text:style-name="T159">Cela permet d’organiser les données de façon clair et facile à reprendre.</text:span></text:p></draw:text-box></draw:frame></text:p>
      <text:p text:style-name="P66"/>
      <text:p text:style-name="P66"/>
      <text:p text:style-name="P67"><draw:custom-shape text:anchor-type="paragraph" draw:z-index="79" draw:name="Forme23" draw:style-name="gr54" draw:text-style-name="P89" svg:width="4.853cm" svg:height="0.505cm" svg:x="1.496cm" svg:y="0.222cm"><text:p/><draw:enhanced-geometry svg:viewBox="0 0 21600 21600" draw:type="rectangle" draw:enhanced-path="M 0 0 L 21600 0 21600 21600 0 21600 0 0 Z N"/></draw:custom-shape><text:span text:style-name="T119">$variable</text:span> = [<text:span text:style-name="T121">‘...’</text:span><text:span text:style-name="T120"> =&gt; </text:span><text:span text:style-name="T123">‘...’</text:span>, <text:span text:style-name="T121">‘...’</text:span><text:span text:style-name="T120"> =&gt; </text:span><text:span text:style-name="T123">‘...’</text:span>, <text:span text:style-name="T121">‘...’</text:span><text:span text:style-name="T120"> =&gt; </text:span><text:span text:style-name="T123">‘...’</text:span>] ;</text:p>
      <text:p text:style-name="P78"><text:span text:style-name="T126">Conseil</text:span> : clés en <text:span text:style-name="T56">snake_case</text:span> <text:span text:style-name="T125">et en anglais</text:span>.</text:p>
      <text:p text:style-name="P50"><text:soft-page-break/><text:span text:style-name="T54"># </text:span><text:span text:style-name="T102">Affichage des données du tableau dans la page article.</text:span></text:p>
      <text:p text:style-name="P68"><draw:frame draw:style-name="fr2" draw:name="Image13" text:anchor-type="paragraph" svg:x="0.129cm" svg:y="0.249cm" svg:width="10.063cm" svg:height="8.086cm" draw:z-index="81"><draw:image xlink:href="Pictures/1000000000000272000001F7B76BE08A67EC82DC.png" xlink:type="simple" xlink:show="embed" xlink:actuate="onLoad" loext:mime-type="image/png"/></draw:frame><draw:line text:anchor-type="paragraph" draw:z-index="88" draw:name="Forme26" draw:style-name="gr62" draw:text-style-name="P83" svg:x1="10.386cm" svg:y1="0.566cm" svg:x2="7.211cm" svg:y2="2.108cm"><text:p/></draw:line>Code à remplacer avec les données du tableau <text:span text:style-name="T113">$article</text:span>, <text:span text:style-name="T127">dans article.php</text:span></text:p>
      <text:p text:style-name="P69"><draw:line text:anchor-type="paragraph" draw:z-index="90" draw:name="Forme26" draw:style-name="gr62" draw:text-style-name="P83" svg:x1="10.386cm" svg:y1="0.515cm" svg:x2="8.497cm" svg:y2="0.319cm"><text:p/></draw:line><draw:custom-shape text:anchor-type="paragraph" draw:z-index="82" draw:name="Forme25" draw:style-name="gr56" draw:text-style-name="P116" svg:width="3.521cm" svg:height="0.334cm" svg:x="3.45cm" svg:y="0.168cm"><text:p/><draw:enhanced-geometry svg:viewBox="0 0 21600 21600" draw:type="rectangle" draw:enhanced-path="M 0 0 L 21600 0 21600 21600 0 21600 0 0 Z N"/></draw:custom-shape>Pour le <text:span text:style-name="T115">titre </text:span><text:span text:style-name="T116">&lt;h2&gt;</text:span><text:span text:style-name="T133"> </text:span>par exemple : </text:p>
      <text:p text:style-name="P61"><draw:line text:anchor-type="paragraph" draw:z-index="89" draw:name="Forme26" draw:style-name="gr63" draw:text-style-name="P83" svg:x1="6.606cm" svg:y1="-0.053cm" svg:x2="7.211cm" svg:y2="0.219cm"><text:p/></draw:line><draw:custom-shape text:anchor-type="paragraph" draw:z-index="83" draw:name="Forme25" draw:style-name="gr57" draw:text-style-name="P116"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2051138588" text:style-name="List_20_1">
        <text:list-item>
          <text:p text:style-name="P62"><draw:custom-shape text:anchor-type="paragraph" draw:z-index="84" draw:name="Forme25" draw:style-name="gr58" draw:text-style-name="P117" svg:width="1.668cm" svg:height="0.269cm" svg:x="6.876cm" svg:y="0.529cm"><text:p/><draw:enhanced-geometry svg:viewBox="0 0 21600 21600" draw:type="rectangle" draw:enhanced-path="M 0 0 L 21600 0 21600 21600 0 21600 0 0 Z N"/></draw:custom-shape><text:span text:style-name="T129">&lt;?php</text:span><text:span text:style-name="T40"> </text:span><text:span text:style-name="T122">echo</text:span><text:span text:style-name="T40"> …….. .. ; </text:span><text:span text:style-name="T129">?&gt;</text:span></text:p>
        </text:list-item>
      </text:list>
      <text:p text:style-name="P63"><draw:custom-shape text:anchor-type="paragraph" draw:z-index="86" draw:name="Forme25" draw:style-name="gr60" draw:text-style-name="P116" svg:width="1.985cm" svg:height="0.267cm" svg:x="4.459cm" svg:y="0.529cm"><text:p/><draw:enhanced-geometry svg:viewBox="0 0 21600 21600" draw:type="rectangle" draw:enhanced-path="M 0 0 L 21600 0 21600 21600 0 21600 0 0 Z N"/></draw:custom-shape><draw:custom-shape text:anchor-type="paragraph" draw:z-index="85" draw:name="Forme25" draw:style-name="gr59" draw:text-style-name="P116" svg:width="1.772cm" svg:height="0.255cm" svg:x="4.598cm" svg:y="0.212cm"><text:p/><draw:enhanced-geometry svg:viewBox="0 0 21600 21600" draw:type="rectangle" draw:enhanced-path="M 0 0 L 21600 0 21600 21600 0 21600 0 0 Z N"/></draw:custom-shape><text:span text:style-name="T40"><text:tab/>Mais non nous allons utiliser la </text:span><text:span text:style-name="T44">syntaxe raccourcie </text:span><text:span text:style-name="T40">de <text:tab/>PHP, </text:span><text:span text:style-name="T41">qui veut dire la même chose, </text:span><text:span text:style-name="T40">c’est à dire ça :</text:span></text:p>
      <text:list xml:id="list105530140378745" text:continue-numbering="true" text:style-name="List_20_1">
        <text:list-item>
          <text:p text:style-name="P79"><draw:custom-shape text:anchor-type="paragraph" draw:z-index="87" draw:name="Forme25" draw:style-name="gr61" draw:text-style-name="P116" svg:width="9.413cm" svg:height="0.981cm" svg:x="0.728cm" svg:y="0.445cm"><text:p/><draw:enhanced-geometry svg:viewBox="0 0 21600 21600" draw:type="rectangle" draw:enhanced-path="M 0 0 L 21600 0 21600 21600 0 21600 0 0 Z N"/></draw:custom-shape><text:span text:style-name="T128">&lt;? =</text:span><text:span text:style-name="T39"> ……….. ; </text:span><text:span text:style-name="T128">?&gt;</text:span></text:p>
        </text:list-item>
      </text:list>
      <text:p text:style-name="P80"><text:span text:style-name="T128"><text:tab/></text:span><text:span text:style-name="T105">Ce qui nous donne :</text:span></text:p>
      <text:list xml:id="list105531305784609" text:continue-numbering="true" text:style-name="List_20_1">
        <text:list-item>
          <text:p text:style-name="P81"><text:span text:style-name="T130">&lt;?=</text:span><text:span text:style-name="T106"> </text:span><text:span text:style-name="T124">$article</text:span><text:span text:style-name="T106">[</text:span><text:span text:style-name="T131">‘title’</text:span><text:span text:style-name="T106">] ;</text:span><text:span text:style-name="T130">?&gt;</text:span></text:p>
        </text:list-item>
      </text:list>
      <text:p text:style-name="P82"><text:span text:style-name="T42">Explications : La </text:span><text:span text:style-name="T43">valeur</text:span><text:span text:style-name="T42"> à la </text:span><text:span text:style-name="T45">clé</text:span><text:span text:style-name="T42"> </text:span><text:span text:style-name="T131">‘title’</text:span><text:span text:style-name="T42"> dans le tableau </text:span><text:span text:style-name="T124">$article</text:span><text:span text:style-name="T42"> sera affichée .</text:span></text:p>
      <text:p text:style-name="P57"/>
      <text:p text:style-name="P70"><draw:frame draw:style-name="fr2" draw:name="Image14" text:anchor-type="paragraph" svg:x="5.505cm" svg:y="0.166cm" svg:width="13.077cm" svg:height="5.902cm" draw:z-index="91"><draw:image xlink:href="Pictures/100000000000033600000173510DAEC68F906963.png" xlink:type="simple" xlink:show="embed" xlink:actuate="onLoad" loext:mime-type="image/png"/></draw:frame><draw:custom-shape text:anchor-type="paragraph" draw:z-index="93" draw:name="Forme25" draw:style-name="gr65" draw:text-style-name="P118" svg:width="3.349cm" svg:height="0.292cm" svg:x="8.978cm" svg:y="0.15cm"><text:p/><draw:enhanced-geometry svg:viewBox="0 0 21600 21600" draw:mirror-horizontal="false" draw:mirror-vertical="false" draw:type="rectangle" draw:enhanced-path="M 0 0 L 21600 0 21600 21600 0 21600 0 0 Z N"/></draw:custom-shape>Faire la même chose pour les autres propriètés à changer <text:span text:style-name="T134">en utilisant le tableau</text:span>.</text:p>
      <text:p text:style-name="P71"><draw:custom-shape text:anchor-type="paragraph" draw:z-index="92" draw:name="Forme25" draw:style-name="gr64" draw:text-style-name="P118" svg:width="3.754cm" svg:height="0.339cm" svg:x="14.093cm" svg:y="0.376cm"><text:p/><draw:enhanced-geometry svg:viewBox="0 0 21600 21600" draw:type="rectangle" draw:enhanced-path="M 0 0 L 21600 0 21600 21600 0 21600 0 0 Z N"/></draw:custom-shape><draw:custom-shape text:anchor-type="paragraph" draw:z-index="94" draw:name="Forme25" draw:style-name="gr66" draw:text-style-name="P118" svg:width="3.368cm" svg:height="0.339cm" svg:x="12.324cm" svg:y="0.958cm"><text:p/><draw:enhanced-geometry svg:viewBox="0 0 21600 21600" draw:type="rectangle" draw:enhanced-path="M 0 0 L 21600 0 21600 21600 0 21600 0 0 Z N"/></draw:custom-shape><draw:custom-shape text:anchor-type="paragraph" draw:z-index="95" draw:name="Forme25" draw:style-name="gr67" draw:text-style-name="P118" svg:width="3.465cm" svg:height="0.288cm" svg:x="10.063cm" svg:y="1.296cm"><text:p/><draw:enhanced-geometry svg:viewBox="0 0 21600 21600" draw:type="rectangle" draw:enhanced-path="M 0 0 L 21600 0 21600 21600 0 21600 0 0 Z N"/></draw:custom-shape><draw:custom-shape text:anchor-type="paragraph" draw:z-index="96" draw:name="Forme25" draw:style-name="gr68" draw:text-style-name="P118" svg:width="3.589cm" svg:height="0.288cm" svg:x="9.932cm" svg:y="1.625cm"><text:p/><draw:enhanced-geometry svg:viewBox="0 0 21600 21600" draw:type="rectangle" draw:enhanced-path="M 0 0 L 21600 0 21600 21600 0 21600 0 0 Z N"/></draw:custom-shape><draw:custom-shape text:anchor-type="paragraph" draw:z-index="97" draw:name="Forme25" draw:style-name="gr69" draw:text-style-name="P118" svg:width="3.589cm" svg:height="0.331cm" svg:x="5.853cm" svg:y="2.491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135">lui même stocké dans une variable.</text:span></text:p>
      <text:p text:style-name="P71"/>
      <text:p text:style-name="P72"><text:span text:style-name="T126"/></text:p>
      <text:p text:style-name="P73"><draw:frame text:anchor-type="paragraph" draw:z-index="98" draw:name="Forme27" draw:style-name="gr70" draw:text-style-name="P123" svg:width="14.579cm" svg:height="2.934cm" svg:x="0.097cm" svg:y="0.171cm"><draw:text-box><text:p text:style-name="P119"><text:span text:style-name="T163">Fiche recap</text:span><text:span text:style-name="T164"> : </text:span></text:p><text:p text:style-name="P120"><text:span text:style-name="T165"><text:a xlink:href="https://github.com/O-clock-Alumni/fiches-recap/blob/master/php/syntaxe.md#tableau-associatifs" xlink:type="simple">https://github.com/O-clock-Alumni/fiches-recap/blob/master/php/syntaxe.md#tableau-associatifs</text:a></text:span></text:p><text:p text:style-name="P120"><text:span text:style-name="T165"><text:a xlink:href="https://github.com/O-clock-Alumni/fiches-recap/blob/master/php/syntaxe.md#un-peu-de-html-avec-ça-" xlink:type="simple">https://github.com/O-clock-Alumni/fiches-recap/blob/master/php/syntaxe.md#un-peu-de-html-avec-%C3%A7a-</text:a></text:span></text:p><text:p text:style-name="P121"><text:span text:style-name="T166"/></text:p><text:p text:style-name="P122"><text:span text:style-name="T163">Ressources</text:span><text:span text:style-name="T166"> :</text:span></text:p><text:p text:style-name="P120"><text:span text:style-name="T165"><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59"/>
      <text:p text:style-name="P72"/>
      <text:p text:style-name="P72"/>
      <text:p text:style-name="P72"/>
      <text:p text:style-name="P72"/>
      <text:p text:style-name="P46"/>
      <text:p text:style-name="P76"><text:span text:style-name="T132">Video n° 2 du matin.</text:span><text:span text:style-name="T33"> </text:span></text:p>
      <text:p text:style-name="P75"><text:span text:style-name="T137">Atelier O’News – chapitre 2</text:span></text:p>
      <text:p text:style-name="P47"/>
      <text:p text:style-name="P47">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8">Support <text:span text:style-name="T12">localhost</text:span> : <text:span text:style-name="T13">/var/www/html/Lunar_3-9-18/Revisions/Atelier-O_news/S02-E04_Atelier-oNews_chapitre-2/</text:span></text:p>
      <text:p text:style-name="P48"><text:span text:style-name="T13"><text:tab/></text:span><text:span text:style-name="T14">└&gt; git branch </text:span><text:span text:style-name="T15">working_directory</text:span></text:p>
      <text:p text:style-name="P47">Support Video : </text:p>
      <text:p text:style-name="P47"><text:tab/>└&gt; <text:span text:style-name="T1">/media/sf_win_Linux_Partage/A_utiliser_dans_LInux/Lunar/Video_Cours/Saison-2-PHP_bases/S02E05-Formulaires</text:span></text:p>
      <text:p text:style-name="P74"><text:tab/>└&gt; <text:span text:style-name="T1">Fichier : RED - </text:span><text:span text:style-name="T8">2</text:span><text:span text:style-name="T1"> – Correction </text:span><text:span text:style-name="T8">suite</text:span><text:span text:style-name="T1">.mp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21T10:55:28.949000000</dc:date>
    <meta:editing-duration>PT13H18M17S</meta:editing-duration>
    <meta:editing-cycles>173</meta:editing-cycles>
    <meta:generator>LibreOffice/6.1.3.2$Windows_X86_64 LibreOffice_project/86daf60bf00efa86ad547e59e09d6bb77c699acb</meta:generator>
    <meta:document-statistic meta:table-count="0" meta:image-count="14" meta:object-count="0" meta:page-count="4" meta:paragraph-count="64" meta:word-count="800" meta:character-count="5363" meta:non-whitespace-character-count="4488"/>
  </office:meta>
</office:document-meta>
</file>